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Light" svg:font-family="'Cascadia Mono Light'" style:font-family-generic="modern" style:font-pitch="fixed"/>
    <style:font-face style:name="Comic Sans MS" svg:font-family="'Comic Sans MS'" style:font-family-generic="script" style:font-pitch="variable"/>
    <style:font-face style:name="Consolas" svg:font-family="Consolas" style:font-family-generic="modern" style:font-pitch="fixed"/>
    <style:font-face style:name="Courier New" svg:font-family="'Courier New'"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egoe UI" svg:font-family="'Segoe UI', 'Segoe UI Web (West European)', 'Segoe UI', apple-system, BlinkMacSystemFont, Roboto, 'Helvetica Neue', sans-serif"/>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Title">
      <style:paragraph-properties fo:line-height="150%" fo:text-align="start" style:justify-single-word="false"/>
      <style:text-properties style:font-name="Consolas" officeooo:rsid="000b0884" officeooo:paragraph-rsid="000b0884" style:font-name-asian="Consolas"/>
    </style:style>
    <style:style style:name="P2" style:family="paragraph" style:parent-style-name="Subtitle">
      <style:paragraph-properties fo:line-height="150%" fo:text-align="start" style:justify-single-word="false"/>
      <style:text-properties style:font-name="Consolas" officeooo:rsid="000b0884" officeooo:paragraph-rsid="000b0884" style:font-name-asian="Consolas"/>
    </style:style>
    <style:style style:name="P3" style:family="paragraph" style:parent-style-name="Heading_20_1">
      <style:paragraph-properties fo:line-height="150%"/>
      <style:text-properties fo:font-variant="normal" fo:text-transform="none" fo:color="#000000" loext:opacity="100%" style:font-name="Consolas" fo:font-size="11pt" fo:letter-spacing="normal" fo:font-style="normal" fo:font-weight="bold" officeooo:rsid="00073f4c" officeooo:paragraph-rsid="00073f4c" style:font-name-asian="Consolas" style:font-size-asian="11pt" style:font-weight-asian="bold" style:font-size-complex="11pt" style:font-weight-complex="bold"/>
    </style:style>
    <style:style style:name="P4" style:family="paragraph" style:parent-style-name="Heading_20_1">
      <style:paragraph-properties fo:line-height="150%" fo:break-before="page"/>
      <style:text-properties style:font-name="Consolas" fo:font-weight="bold" officeooo:paragraph-rsid="000c72d1" style:font-name-asian="Consolas" style:font-weight-asian="bold" style:font-name-complex="Georgia1"/>
    </style:style>
    <style:style style:name="P5" style:family="paragraph" style:parent-style-name="Heading_20_2">
      <style:paragraph-properties fo:line-height="150%" fo:break-before="page"/>
      <style:text-properties style:font-name="Consolas" fo:font-weight="bold" officeooo:paragraph-rsid="000c72d1" style:font-name-asian="Consolas" style:font-weight-asian="bold" style:font-name-complex="Georgia1"/>
    </style:style>
    <style:style style:name="P6" style:family="paragraph" style:parent-style-name="Standard">
      <style:paragraph-properties fo:line-height="150%"/>
      <style:text-properties style:font-name="Consolas" fo:font-size="10pt" officeooo:paragraph-rsid="000c72d1" style:font-name-asian="Consolas" style:font-size-asian="10pt" style:font-name-complex="Georgia1" style:font-size-complex="10pt"/>
    </style:style>
    <style:style style:name="P7" style:family="paragraph" style:parent-style-name="Standard">
      <style:paragraph-properties fo:margin-left="0cm" fo:margin-right="0cm" fo:line-height="150%" fo:text-indent="0cm" style:auto-text-indent="false"/>
      <style:text-properties style:font-name="Consolas" fo:font-size="10pt" officeooo:paragraph-rsid="000c72d1" style:font-name-asian="Consolas" style:font-size-asian="10pt" style:font-name-complex="Georgia1" style:font-size-complex="10pt"/>
    </style:style>
    <style:style style:name="P8" style:family="paragraph" style:parent-style-name="Standard">
      <style:paragraph-properties fo:line-height="150%" fo:break-before="page"/>
      <style:text-properties style:font-name="Consolas" fo:font-size="10pt" officeooo:paragraph-rsid="000c72d1" style:font-name-asian="Consolas" style:font-size-asian="10pt" style:font-name-complex="Georgia1" style:font-size-complex="10pt"/>
    </style:style>
    <style:style style:name="P9" style:family="paragraph" style:parent-style-name="Standard">
      <style:paragraph-properties fo:line-height="150%" fo:text-align="center" style:justify-single-word="false"/>
      <style:text-properties style:font-name="Consolas" fo:font-size="10pt" officeooo:paragraph-rsid="000c72d1" style:font-name-asian="Consolas" style:font-size-asian="10pt" style:font-name-complex="Georgia1" style:font-size-complex="10pt"/>
    </style:style>
    <style:style style:name="P10" style:family="paragraph" style:parent-style-name="Standard">
      <style:paragraph-properties fo:line-height="150%" fo:text-align="center" style:justify-single-word="false" fo:break-before="page"/>
      <style:text-properties style:font-name="Consolas" fo:font-size="10pt" officeooo:paragraph-rsid="000c72d1" style:font-name-asian="Consolas" style:font-size-asian="10pt" style:font-name-complex="Georgia1" style:font-size-complex="10pt"/>
    </style:style>
    <style:style style:name="P11" style:family="paragraph" style:parent-style-name="Standard">
      <style:paragraph-properties fo:line-height="150%" fo:text-align="center" style:justify-single-word="false"/>
      <style:text-properties style:font-name="Consolas" fo:font-size="10pt" fo:font-style="italic" officeooo:paragraph-rsid="000c72d1" style:font-name-asian="Consolas" style:font-size-asian="10pt" style:font-style-asian="italic" style:font-name-complex="Georgia1" style:font-size-complex="10pt"/>
    </style:style>
    <style:style style:name="P12" style:family="paragraph" style:parent-style-name="Standard">
      <style:paragraph-properties fo:line-height="150%"/>
      <style:text-properties style:font-name="Consolas" fo:font-size="10pt" fo:font-style="italic" officeooo:paragraph-rsid="000c72d1" style:font-name-asian="Consolas" style:font-size-asian="10pt" style:font-style-asian="italic" style:font-name-complex="Georgia1" style:font-size-complex="10pt"/>
    </style:style>
    <style:style style:name="P13" style:family="paragraph" style:parent-style-name="Standard">
      <style:paragraph-properties fo:margin-left="0cm" fo:margin-right="0cm" fo:line-height="150%" fo:text-indent="0cm" style:auto-text-indent="false"/>
      <style:text-properties style:font-name="Consolas" fo:font-size="10pt" fo:font-style="italic" fo:font-weight="bold" officeooo:paragraph-rsid="000c72d1" style:font-name-asian="Consolas" style:font-size-asian="10pt" style:font-style-asian="italic" style:font-weight-asian="bold" style:font-name-complex="Georgia1" style:font-size-complex="10pt"/>
    </style:style>
    <style:style style:name="P14" style:family="paragraph" style:parent-style-name="Standard">
      <style:paragraph-properties fo:line-height="150%"/>
      <style:text-properties style:font-name="Consolas" fo:font-size="10pt" fo:font-style="italic" fo:font-weight="bold" officeooo:paragraph-rsid="000c72d1" style:font-name-asian="Consolas" style:font-size-asian="10pt" style:font-style-asian="italic" style:font-weight-asian="bold" style:font-name-complex="Georgia1" style:font-size-complex="10pt"/>
    </style:style>
    <style:style style:name="P15" style:family="paragraph" style:parent-style-name="Standard">
      <style:paragraph-properties fo:line-height="150%"/>
      <style:text-properties style:font-name="Consolas" fo:font-size="10pt" fo:font-weight="bold" officeooo:paragraph-rsid="000c72d1" style:font-name-asian="Consolas" style:font-size-asian="10pt" style:font-weight-asian="bold" style:font-name-complex="Georgia1" style:font-size-complex="10pt"/>
    </style:style>
    <style:style style:name="P16" style:family="paragraph" style:parent-style-name="Standard">
      <style:paragraph-properties fo:margin-left="0cm" fo:margin-right="0cm" fo:line-height="150%" fo:text-indent="0cm" style:auto-text-indent="false"/>
      <style:text-properties style:font-name="Consolas" fo:font-size="10pt" fo:font-weight="bold" officeooo:paragraph-rsid="000c72d1" style:font-name-asian="Consolas" style:font-size-asian="10pt" style:font-weight-asian="bold" style:font-name-complex="Georgia1" style:font-size-complex="10pt"/>
    </style:style>
    <style:style style:name="P17" style:family="paragraph" style:parent-style-name="Standard">
      <style:paragraph-properties fo:line-height="150%"/>
      <style:text-properties style:font-name="Consolas" officeooo:paragraph-rsid="000c72d1" style:font-name-asian="Consolas"/>
    </style:style>
    <style:style style:name="P18" style:family="paragraph" style:parent-style-name="Standard">
      <style:text-properties style:font-name="Consolas" officeooo:paragraph-rsid="000c72d1" style:font-name-asian="Consolas" style:font-name-complex="Georgia1"/>
    </style:style>
    <style:style style:name="P19" style:family="paragraph" style:parent-style-name="Standard">
      <style:paragraph-properties fo:line-height="150%"/>
      <style:text-properties style:font-name="Consolas" officeooo:paragraph-rsid="000c72d1" style:font-name-asian="Consolas" style:font-name-complex="Georgia1"/>
    </style:style>
    <style:style style:name="P20" style:family="paragraph" style:parent-style-name="Standard">
      <style:paragraph-properties fo:line-height="150%" fo:text-align="center" style:justify-single-word="false"/>
      <style:text-properties style:font-name="Consolas" officeooo:paragraph-rsid="000c72d1" style:font-name-asian="Consolas" style:font-name-complex="Georgia1"/>
    </style:style>
    <style:style style:name="P21" style:family="paragraph" style:parent-style-name="Standard">
      <style:paragraph-properties fo:line-height="150%"/>
      <style:text-properties style:font-name="Consolas" fo:font-weight="bold" officeooo:paragraph-rsid="000c72d1" style:font-name-asian="Consolas" style:font-weight-asian="bold" style:font-name-complex="Georgia1"/>
    </style:style>
    <style:style style:name="P22" style:family="paragraph" style:parent-style-name="Text_20_body">
      <style:paragraph-properties fo:line-height="150%"/>
      <style:text-properties style:font-name="Consolas" fo:font-size="10pt" fo:font-weight="bold" officeooo:rsid="000c72d1" officeooo:paragraph-rsid="000c72d1" style:font-name-asian="Consolas" style:font-size-asian="10pt" style:font-weight-asian="bold" style:font-size-complex="10pt" style:font-weight-complex="bold"/>
    </style:style>
    <style:style style:name="P23" style:family="paragraph" style:parent-style-name="Text_20_body">
      <style:paragraph-properties fo:line-height="150%"/>
      <style:text-properties style:font-name="Consolas" fo:font-size="10pt" style:font-name-asian="Consolas" style:font-size-asian="10pt" style:font-size-complex="10pt"/>
    </style:style>
    <style:style style:name="P24" style:family="paragraph" style:parent-style-name="Text_20_body">
      <style:paragraph-properties fo:line-height="150%"/>
      <style:text-properties style:font-name="Consolas" fo:font-size="10pt" officeooo:rsid="000b4349" officeooo:paragraph-rsid="000b4349" style:font-name-asian="Consolas" style:font-size-asian="10pt" style:font-size-complex="10pt"/>
    </style:style>
    <style:style style:name="P25" style:family="paragraph" style:parent-style-name="Text_20_body">
      <style:paragraph-properties fo:line-height="150%"/>
      <style:text-properties style:font-name="Consolas" fo:font-size="10pt" officeooo:rsid="000c72d1" officeooo:paragraph-rsid="000c72d1" style:font-name-asian="Consolas" style:font-size-asian="10pt" style:font-size-complex="10pt"/>
    </style:style>
    <style:style style:name="P26" style:family="paragraph" style:parent-style-name="Text_20_body">
      <style:text-properties style:font-name="Consolas" fo:font-weight="bold" style:font-name-asian="Consolas" style:font-weight-asian="bold" style:font-weight-complex="bold"/>
    </style:style>
    <style:style style:name="P27" style:family="paragraph" style:parent-style-name="Text_20_body">
      <style:paragraph-properties fo:line-height="150%"/>
      <style:text-properties style:font-name="Consolas" officeooo:paragraph-rsid="00073f4c" style:font-name-asian="Consolas"/>
    </style:style>
    <style:style style:name="T1" style:family="text">
      <style:text-properties fo:font-variant="normal" fo:text-transform="none" fo:color="#000000" loext:opacity="100%" fo:font-size="10.5pt" fo:letter-spacing="normal" fo:font-style="normal" fo:font-weight="normal"/>
    </style:style>
    <style:style style:name="T2" style:family="text">
      <style:text-properties fo:font-variant="normal" fo:text-transform="none" fo:color="#000000" loext:opacity="100%" fo:font-size="10.5pt" fo:letter-spacing="normal" fo:font-style="normal" fo:font-weight="normal" officeooo:rsid="00073f4c"/>
    </style:style>
    <style:style style:name="T3" style:family="text">
      <style:text-properties fo:font-variant="normal" fo:text-transform="none" fo:color="#000000" loext:opacity="100%" fo:letter-spacing="normal" fo:font-style="normal" fo:font-weight="normal"/>
    </style:style>
    <style:style style:name="T4" style:family="text">
      <style:text-properties fo:font-variant="normal" fo:text-transform="none" fo:color="#000000" loext:opacity="100%" fo:letter-spacing="normal" fo:font-style="normal" fo:font-weight="normal" style:font-name-asian="Comic Sans MS"/>
    </style:style>
    <style:style style:name="T5" style:family="text">
      <style:text-properties fo:font-variant="normal" fo:text-transform="none" fo:color="#000000" loext:opacity="100%" fo:letter-spacing="normal" fo:font-style="normal" fo:font-weight="normal" officeooo:rsid="000b4349" style:font-name-asian="Comic Sans MS"/>
    </style:style>
    <style:style style:name="T6" style:family="text">
      <style:text-properties fo:font-variant="normal" fo:text-transform="none" fo:color="#000000" loext:opacity="100%" fo:letter-spacing="normal" fo:font-style="normal" fo:font-weight="normal" officeooo:rsid="00073f4c"/>
    </style:style>
    <style:style style:name="T7" style:family="text">
      <style:text-properties fo:font-variant="normal" fo:text-transform="none" fo:color="#000000" loext:opacity="100%" fo:letter-spacing="normal" fo:font-style="normal" fo:font-weight="normal" officeooo:rsid="000b4349"/>
    </style:style>
    <style:style style:name="T8" style:family="text">
      <style:text-properties officeooo:rsid="000b4349"/>
    </style:style>
    <style:style style:name="T9" style:family="text">
      <style:text-properties officeooo:rsid="000c72d1"/>
    </style:style>
    <style:style style:name="T10" style:family="text">
      <style:text-properties style:font-name="Georgia" fo:font-size="10pt" style:font-name-asian="Georgia1" style:font-size-asian="10pt" style:font-name-complex="Georgia1" style:font-size-complex="10pt"/>
    </style:style>
    <style:style style:name="T11" style:family="text">
      <style:text-properties style:font-name="Georgia" fo:font-size="10pt" fo:font-style="italic" style:font-name-asian="Georgia1" style:font-size-asian="10pt" style:font-style-asian="italic" style:font-name-complex="Georgia1" style:font-size-complex="10pt"/>
    </style:style>
    <style:style style:name="T12" style:family="text">
      <style:text-properties fo:font-size="10pt" style:font-size-asian="10pt" style:font-name-complex="Georgia1" style:font-size-complex="10pt"/>
    </style:style>
    <style:style style:name="T13" style:family="text">
      <style:text-properties fo:font-size="10pt" style:font-size-asian="10pt" style:font-size-complex="10pt"/>
    </style:style>
    <style:style style:name="T14" style:family="text">
      <style:text-properties fo:font-size="10pt" fo:font-style="italic" style:font-size-asian="10pt" style:font-style-asian="italic" style:font-name-complex="Georgia1" style:font-size-complex="10pt"/>
    </style:style>
    <style:style style:name="T15" style:family="text">
      <style:text-properties officeooo:rsid="000f21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CRIFICED TO THE DEVIL KING </text:p>
      <text:p text:style-name="P2">Or’ath I x Fhaerta </text:p>
      <text:p text:style-name="P26">OCT 2024</text:p>
      <text:p text:style-name="P27"/>
      <text:h text:style-name="P3" text:outline-level="1">DESCRIPTION <text:span text:style-name="T8">+ AFTERTHOUGHTS</text:span>: </text:h>
      <text:p text:style-name="P23">This is the story of how Fhaerta and Or’ath met and fell for each other, eventually leading to the birth of Or’ath II. I wrote this short story to show the reason why Or’ath I neglected his own son. <text:span text:style-name="T9">I tried writing it in a visual novel format.</text:span></text:p>
      <text:p text:style-name="P23">I’m very proud of this short story even though it started as just a brainstorming of ideas for this couple. I ended up polishing it enough to be called a story.</text:p>
      <text:p text:style-name="P23"><text:span text:style-name="T3">My idea for these two is to convey how their love is toxic, but in a way, “healthy” enough fo</text:span><text:span text:style-name="T7">r</text:span><text:span text:style-name="T3"> Fhaerta, who led a very messed up life </text:span><text:span text:style-name="T7">till the end</text:span><text:span text:style-name="T3">. Or’ath I is a red flag and his definition of love is very toxic, possessive. He sees Fhaerta as his precious pet.</text:span></text:p>
      <text:p text:style-name="P23"><text:span text:style-name="T6">T</text:span><text:span text:style-name="T3">his story is supposed to be a tragic dark romance. </text:span></text:p>
      <text:p text:style-name="P23">Fhaerta is not used to speak her mind, very passive and obedient, won’t question orders. She was raised to be a servant, slave and doll. That’s why throughout the story she doesn’t speak much, has low self-esteem, suicidal, and passive in general. I hope to twitch the story later to convey this better. I need to research better regarding this type of behaviour and trauma.</text:p>
      <text:p text:style-name="P23">Or’ath I is a devil. I tried to convey his evil side, but I’m not sure I succeeded because I still wanted him to have a soft spot for Fhaerta.</text:p>
      <text:p text:style-name="P24">And I suck at writing sex scenes.</text:p>
      <text:p text:style-name="P24">That’s it, hope it will remain a good read in the future and not too embarrassing.</text:p>
      <text:p text:style-name="P24"/>
      <text:p text:style-name="P22">Start date: 2024 Oct 6</text:p>
      <text:p text:style-name="P22">Finish date: 2024 Oct 21</text:p>
      <text:p text:style-name="P22">Edit/Proofread: 2024 Oct 22-25</text:p>
      <text:p text:style-name="P25"/>
      <text:h text:style-name="P4" text:outline-level="1">CHAPTER 1</text:h>
      <text:p text:style-name="P6">[Fhaerta’s POV, insert Fhaerta pic]</text:p>
      <text:p text:style-name="P6"/>
      <text:p text:style-name="P9">[BG Fhaerta’s bedroom – morning]</text:p>
      <text:p text:style-name="P6"/>
      <text:p text:style-name="P6"/>
      <text:p text:style-name="P6">I open my drawer and take an ointment jar. </text:p>
      <text:p text:style-name="P6"/>
      <text:p text:style-name="P6">FHAERTA: </text:p>
      <text:p text:style-name="P6">“I’m running out of it…I should ask the healer for more later.”</text:p>
      <text:p text:style-name="P6"/>
      <text:p text:style-name="P6">I wipe the jar clean with my fingers and apply it on my bruises.</text:p>
      <text:p text:style-name="P6"/>
      <text:p text:style-name="P6">FHAERTA: </text:p>
      <text:p text:style-name="P6">“Ouch. It kinda stings.”</text:p>
      <text:p text:style-name="P6"/>
      <text:p text:style-name="P6">FHAERTA: </text:p>
      <text:p text:style-name="P6">(These are taking too long to heal…)</text:p>
      <text:p text:style-name="P6"/>
      <text:p text:style-name="P6">After the ointment, I change the bandages on my legs and wrists.</text:p>
      <text:p text:style-name="P6"/>
      <text:p text:style-name="P6">FHAERTA: </text:p>
      <text:p text:style-name="P6">“*Sigh* I’m sore all over my body…”</text:p>
      <text:p text:style-name="P6"/>
      <text:p text:style-name="P6">FHAERTA: </text:p>
      <text:p text:style-name="P6">(It’s scary to even try to remember last night. He came to my room drunk and dragged me out…)</text:p>
      <text:p text:style-name="P6"/>
      <text:p text:style-name="P6">My legs begin to shake.</text:p>
      <text:p text:style-name="P6"/>
      <text:p text:style-name="P6">FHAERTA: </text:p>
      <text:p text:style-name="P6">(Ugh. I need to focus on something else.)</text:p>
      <text:p text:style-name="P6"/>
      <text:p text:style-name="P6">I hear footsteps and some chatter in the corridor.</text:p>
      <text:p text:style-name="P6"/>
      <text:p text:style-name="P6">FHAERTA: </text:p>
      <text:p text:style-name="P6">(It’s the devil cultists. Are they going to his room?)</text:p>
      <text:p text:style-name="P6"/>
      <text:p text:style-name="P6">I approach the door and try to listen to what was being talked about.</text:p>
      <text:p text:style-name="P6"/>
      <text:p text:style-name="P6">CULTIST A: </text:p>
      <text:p text:style-name="P6">“Lord Thalion is losing this war. I wonder what his next step will be.”</text:p>
      <text:p text:style-name="P6"><text:soft-page-break/></text:p>
      <text:p text:style-name="P6">CULTIST B: </text:p>
      <text:p text:style-name="P6">“Surely, it won’t be a cautious one after we give him this morning’s report.”</text:p>
      <text:p text:style-name="P6"/>
      <text:p text:style-name="P6">FHAERTA: </text:p>
      <text:p text:style-name="P6">(It’s horrible to think this, but I wish this war could last forever.)</text:p>
      <text:p text:style-name="P6"/>
      <text:p text:style-name="P6">FHAERTA: </text:p>
      <text:p text:style-name="P6">(Ever since Thalion declared war against the neighbouring tribe, he has been out in the battlefield the whole day and comes back too tired to seek me.)</text:p>
      <text:p text:style-name="P6"/>
      <text:p text:style-name="P6">FHAERTA: </text:p>
      <text:p text:style-name="P6">(I’ve been using this time to sneak out and help around our tribe and talk more to the other women. I’ve been trying my best not to get caught by the cultists.)</text:p>
      <text:p text:style-name="P6"/>
      <text:p text:style-name="P6">FHAERTA: </text:p>
      <text:p text:style-name="P6">(Last time, I got an awful…beating.)</text:p>
      <text:p text:style-name="P6"/>
      <text:p text:style-name="P6">FHAERTA: </text:p>
      <text:p text:style-name="P6">(I wish Thalion and all his followers would just be killed in this war…)</text:p>
      <text:p text:style-name="P6"/>
      <text:p text:style-name="P6">FHAERTA: </text:p>
      <text:p text:style-name="P6">(But I know it’s useless to wish that because of the devil that patronises him.)</text:p>
      <text:p text:style-name="P6"/>
      <text:p text:style-name="P6">FHAERTA: </text:p>
      <text:p text:style-name="P6">(As long as he continues to work with the devil, he can die and be revived countless times.)</text:p>
      <text:p text:style-name="P6"/>
      <text:p text:style-name="P6">CULTIST A: </text:p>
      <text:p text:style-name="P6">“I knock and you do the talking.”</text:p>
      <text:p text:style-name="P6"/>
      <text:p text:style-name="P6">CULTIST B: </text:p>
      <text:p text:style-name="P6">“No, you.”</text:p>
      <text:p text:style-name="P6"/>
      <text:p text:style-name="P6">THALION: </text:p>
      <text:p text:style-name="P6">“I can hear you fools by the door. Come in.”</text:p>
      <text:p text:style-name="P6"/>
      <text:p text:style-name="P6">They knock and step inside Thalion's room which is next to mine. Again, I stick my ear close to the wall to eavesdrop their conversation.</text:p>
      <text:p text:style-name="P6"/>
      <text:p text:style-name="P6">THALION: <text:s/></text:p>
      <text:p text:style-name="P6">“Spit it out.”</text:p>
      <text:p text:style-name="P6"/>
      <text:p text:style-name="P6">CULTIST A: </text:p>
      <text:p text:style-name="P6"><text:soft-page-break/>“Erm…”</text:p>
      <text:p text:style-name="P6"/>
      <text:p text:style-name="P6">CULTIST B: </text:p>
      <text:p text:style-name="P6">“We were ambushed at the bridge to the East. They had set a trap for us by the river and managed to lure the first group in. For now, we’ve retreated to the camp to treat the wounded.”</text:p>
      <text:p text:style-name="P6"/>
      <text:p text:style-name="P6">THALION: </text:p>
      <text:p text:style-name="P6">“DAMNIT!”</text:p>
      <text:p text:style-name="P6"/>
      <text:p text:style-name="P11">*bang sound and glass shatter*</text:p>
      <text:p text:style-name="P6"/>
      <text:p text:style-name="P6">THALION: </text:p>
      <text:p text:style-name="P6">“WHY ARE YOU ALL USELESS PIECES OF SHIT?!”</text:p>
      <text:p text:style-name="P6">　</text:p>
      <text:p text:style-name="P6">THALION: </text:p>
      <text:p text:style-name="P6">“...How many can still fight?!”</text:p>
      <text:p text:style-name="P6"/>
      <text:p text:style-name="P6">CULTIST A: </text:p>
      <text:p text:style-name="P6">“...Less than 20, my lord.”</text:p>
      <text:p text:style-name="P6"/>
      <text:p text:style-name="P6">THALION: </text:p>
      <text:p text:style-name="P6">“For fuck’s sake! We can't afford to lose any more battles...”</text:p>
      <text:p text:style-name="P6"/>
      <text:p text:style-name="P6">THALION: </text:p>
      <text:p text:style-name="P6">“They must already know we’re after the artefact inside the waterfall. This is why they’ve reinforced their defence around the river.”</text:p>
      <text:p text:style-name="P6"/>
      <text:p text:style-name="P6">THALION: </text:p>
      <text:p text:style-name="P6">“Also, something is going on. Their soldiers shouldn't be this strong or even know we wanted the artefact. I made sure to make them believe I wanted the chief’s daughter and their territory by the beach.”</text:p>
      <text:p text:style-name="P6"/>
      <text:p text:style-name="P6">CULTIST A: </text:p>
      <text:p text:style-name="P6">“You mean to say that they have something…divine on their side?”</text:p>
      <text:p text:style-name="P6"/>
      <text:p text:style-name="P6">THALION:</text:p>
      <text:p text:style-name="P6">“I’m afraid so.”</text:p>
      <text:p text:style-name="P6"/>
      <text:p text:style-name="P6">THALION: </text:p>
      <text:p text:style-name="P6">“...ARGH!”</text:p>
      <text:p text:style-name="P6"/>
      <text:p text:style-name="P11">*bang sound*</text:p>
      <text:p text:style-name="P6"/>
      <text:p text:style-name="P6"><text:soft-page-break/></text:p>
      <text:p text:style-name="P6">THALION: </text:p>
      <text:p text:style-name="P6">“I need more power…!”</text:p>
      <text:p text:style-name="P6"/>
      <text:p text:style-name="P6">CULTIST B: </text:p>
      <text:p text:style-name="P6">“...Will you visit our saviour and king Or’ath!?”</text:p>
      <text:p text:style-name="P6"/>
      <text:p text:style-name="P6">THALION: </text:p>
      <text:p text:style-name="P6">“Seems like I have to.”</text:p>
      <text:p text:style-name="P6"/>
      <text:p text:style-name="P6">THALION: </text:p>
      <text:p text:style-name="P6">“...I need that sacred artefact. It will grant me immortality and endless mana.”</text:p>
      <text:p text:style-name="P6"/>
      <text:p text:style-name="P6">THALION: </text:p>
      <text:p text:style-name="P6">“I can even become a god!!!”</text:p>
      <text:p text:style-name="P6"/>
      <text:p text:style-name="P6">THALION: </text:p>
      <text:p text:style-name="P6">“Ever since I read about it in one ancient book, I’ve been searching all around Addamah and now, I’m this close to getting my hands on it!!!”</text:p>
      <text:p text:style-name="P6"/>
      <text:p text:style-name="P6">THALION: </text:p>
      <text:p text:style-name="P6">“But those old monkeys insist on defending it. They must have no idea what it even is!!! It’s wasted potential on their hands.”</text:p>
      <text:p text:style-name="P6"/>
      <text:p text:style-name="P6">THALION: </text:p>
      <text:p text:style-name="P6">“That’s why I’ll do anything to take it. And that means resorting to our king Or’ath to beg him for a fragment of his power.”</text:p>
      <text:p text:style-name="P6"/>
      <text:p text:style-name="P6">CULTIST B: </text:p>
      <text:p text:style-name="P6">“B-but, who knows what our king will ask in exchange?!”</text:p>
      <text:p text:style-name="P6"/>
      <text:p text:style-name="P6">THALION: </text:p>
      <text:p text:style-name="P6">“Considering what I’m about to ask this time, there’s no doubt it will be pricey.”</text:p>
      <text:p text:style-name="P6"/>
      <text:p text:style-name="P6">THALION: </text:p>
      <text:p text:style-name="P6">“However, there’s nothing I’m afraid to lose. I’ve devoted my entire life to serving king Or’ath.”</text:p>
      <text:p text:style-name="P6"/>
      <text:p text:style-name="P6">THALION: </text:p>
      <text:p text:style-name="P6">“I am his most loyal and obedient servant. If anything, he’s the one owing me a few favours.”</text:p>
      <text:p text:style-name="P6"/>
      <text:p text:style-name="P6">CULTIST A: </text:p>
      <text:p text:style-name="P6">“You’re… You’re amazing, lord Thalion!”</text:p>
      <text:p text:style-name="P6"><text:soft-page-break/></text:p>
      <text:p text:style-name="P6">The conversation ended and the men left the room.</text:p>
      <text:p text:style-name="P6"/>
      <text:p text:style-name="P6">FHAERTA: </text:p>
      <text:p text:style-name="P6">(I didn’t really understand what their conversation was about, but I have such a bad feeling about it.)</text:p>
      <text:p text:style-name="P6"/>
      <text:p text:style-name="P6">FHAERTA: </text:p>
      <text:p text:style-name="P6">(He can become a god…? That would be the worst thing to ever happen to this world.)</text:p>
      <text:p text:style-name="P6"/>
      <text:p text:style-name="P6">FHAERTA: </text:p>
      <text:p text:style-name="P6">(Sigh.)</text:p>
      <text:p text:style-name="P6"/>
      <text:p text:style-name="P6">FHAERTA: </text:p>
      <text:p text:style-name="P6">(No use thinking about this. I hope to be dead by then. Considering the man he is, he would destroy everything in his sight to test his new powers.)</text:p>
      <text:p text:style-name="P6"/>
      <text:p text:style-name="P6">I snuck out the house to help around the tribe. I played with the children and braided their hair.</text:p>
      <text:p text:style-name="P9"/>
      <text:p text:style-name="P9">[fade to black]</text:p>
      <text:p text:style-name="P6"/>
      <text:p text:style-name="P6">…</text:p>
      <text:p text:style-name="P6"/>
      <text:p text:style-name="P6"/>
      <text:p text:style-name="P9">[BG: Fhaerta’s room]</text:p>
      <text:p text:style-name="P6"/>
      <text:p text:style-name="P6"/>
      <text:p text:style-name="P6">When the sky began turning dark, I rushed back inside to my room. </text:p>
      <text:p text:style-name="P6"/>
      <text:p text:style-name="P6">FHAERTA: </text:p>
      <text:p text:style-name="P6">(It’s a good thing there were no cultists around today.)</text:p>
      <text:p text:style-name="P6"/>
      <text:p text:style-name="P6">Soon, I heard commotion outside and I went to look at the window.</text:p>
      <text:p text:style-name="P6"/>
      <text:p text:style-name="P6">The cultists and Thalion arrived, chasing everyone away. The adults quickly caught their kids and held them in their arms.</text:p>
      <text:p text:style-name="P6"/>
      <text:p text:style-name="P6">FHAERTA: </text:p>
      <text:p text:style-name="P6">(Everyone is so scared…)</text:p>
      <text:p text:style-name="P6"/>
      <text:p text:style-name="P6">FHAERTA: </text:p>
      <text:p text:style-name="P6">(They control our food and our housing. If we don’t do as they say, we are punished or killed.)</text:p>
      <text:p text:style-name="P6"><text:soft-page-break/></text:p>
      <text:p text:style-name="P6">FHAERTA: </text:p>
      <text:p text:style-name="P6">(I hate that we can’t do anything. I’m not even from here, but… I hate the me who can’t even stand up for myself, much less for others.)</text:p>
      <text:p text:style-name="P6"/>
      <text:p text:style-name="P6">Footsteps began coming closer.</text:p>
      <text:p text:style-name="P6"/>
      <text:p text:style-name="P11">*sound of footsteps approaching*</text:p>
      <text:p text:style-name="P6"/>
      <text:p text:style-name="P6">FHAERTA: </text:p>
      <text:p text:style-name="P6">(I know this sound all too well. Irregular stepping, staggering…He’s drunk.)</text:p>
      <text:p text:style-name="P6"/>
      <text:p text:style-name="P6">The door swings open.</text:p>
      <text:p text:style-name="P6"/>
      <text:p text:style-name="P6">THALION: </text:p>
      <text:p text:style-name="P6">“Come.”</text:p>
      <text:p text:style-name="P6"/>
      <text:p text:style-name="P6">FHAERTA: </text:p>
      <text:p text:style-name="P6">“Yes, master Thalion.”</text:p>
      <text:p text:style-name="P6"/>
      <text:p text:style-name="P6">I lowered my head down and quietly followed him to his room.</text:p>
      <text:p text:style-name="P6"/>
      <text:p text:style-name="P6"/>
      <text:p text:style-name="P9">[BG Thalion’s room - evening]</text:p>
      <text:p text:style-name="P6"/>
      <text:p text:style-name="P6"/>
      <text:p text:style-name="P6">He took his coat and boots off, grabbed me by the head and shoved me on his bed. </text:p>
      <text:p text:style-name="P6"/>
      <text:p text:style-name="P6">THALION: </text:p>
      <text:p text:style-name="P6">“You’re smelling awfully strange today…” </text:p>
      <text:p text:style-name="P6"/>
      <text:p text:style-name="P6">He draws his face close to my ear. </text:p>
      <text:p text:style-name="P6"/>
      <text:p text:style-name="P6">THALION: </text:p>
      <text:p text:style-name="P6">“And I know where this scent is from.”</text:p>
      <text:p text:style-name="P6"/>
      <text:p text:style-name="P6">Then, he yanks something from my hair, pulling a few strands out. </text:p>
      <text:p text:style-name="P6"/>
      <text:p text:style-name="P6">THALION: <text:s/></text:p>
      <text:p text:style-name="P6">“THAT’S A FUCKING LEAF, ISN’T IT?!! YOU SNUCK OUT AGAIN, HUH?! STUPID BITCH!!!” <text:s/></text:p>
      <text:p text:style-name="P6"/>
      <text:p text:style-name="P6">He slaps my face.</text:p>
      <text:p text:style-name="P6"/>
      <text:p text:style-name="P6"><text:soft-page-break/>THALION:</text:p>
      <text:p text:style-name="P17"><text:span text:style-name="T12">“I give you food, a roof, clothing and that’s how you pay me back!? </text:span><text:span text:style-name="T14">Don’t you have no heart?!</text:span><text:span text:style-name="T12">”</text:span></text:p>
      <text:p text:style-name="P6"/>
      <text:p text:style-name="P17"><text:span text:style-name="T12">THALION:</text:span></text:p>
      <text:p text:style-name="P6">“That’s right! You don’t have one! You’re just a doll after all! A useless lab experiment! You should be glad I bought you or else they would have thrown you in the slums!!!”</text:p>
      <text:p text:style-name="P6"/>
      <text:p text:style-name="P6">THALION:</text:p>
      <text:p text:style-name="P6">“One thing is good about you though: your body loves to be punished. Every. Single. Time. You dirty slut.”</text:p>
      <text:p text:style-name="P6"/>
      <text:p text:style-name="P6">He rips my clothes open and unbuckles his pants.</text:p>
      <text:p text:style-name="P6"/>
      <text:p text:style-name="P6">THALION: </text:p>
      <text:p text:style-name="P6">“Isn’t it time you’ve learnt already?”</text:p>
      <text:p text:style-name="P6"/>
      <text:p text:style-name="P6">He turned me around, pulling my waist up. </text:p>
      <text:p text:style-name="P6"/>
      <text:p text:style-name="P6">THALION:</text:p>
      <text:p text:style-name="P6">“Your skin… It has always been so pale. It’s beautiful… Even more with all these bruises which I’ve made. From white, it becomes pink and red… My favourite colours.”</text:p>
      <text:p text:style-name="P6"/>
      <text:p text:style-name="P6">His hands rub my hips, butt, thighs…</text:p>
      <text:p text:style-name="P6"/>
      <text:p text:style-name="P6">He spreads my legs abruptly and begins rubbing it on me.</text:p>
      <text:p text:style-name="P6"/>
      <text:p text:style-name="P6">THALION:</text:p>
      <text:p text:style-name="P6">“But this place is my favourite of them all. It yearns for me.”</text:p>
      <text:p text:style-name="P6"/>
      <text:p text:style-name="P6">FHAERTA: </text:p>
      <text:p text:style-name="P6">“S-stop!!”</text:p>
      <text:p text:style-name="P6"/>
      <text:p text:style-name="P6">THALION: </text:p>
      <text:p text:style-name="P6">“Why? Look, it’s becoming wet already. I bet your insides even have my shape by now.”</text:p>
      <text:p text:style-name="P6"/>
      <text:p text:style-name="P6">He shoves it inside me.</text:p>
      <text:p text:style-name="P6"/>
      <text:p text:style-name="P6">FHAERTA: </text:p>
      <text:p text:style-name="P6">“Aah!!! Ngh-N-no!!!”</text:p>
      <text:p text:style-name="P6"/>
      <text:p text:style-name="P6">I try to escape but his grip on my hips is too strong.</text:p>
      <text:p text:style-name="P6"/>
      <text:p text:style-name="P6">THALION: </text:p>
      <text:p text:style-name="P6"><text:soft-page-break/>“Why do you still resist? It’s useless. Just be the obedient doll you are and stay still.”</text:p>
      <text:p text:style-name="P11"/>
      <text:p text:style-name="P11">*door creaking sound*</text:p>
      <text:p text:style-name="P11"/>
      <text:p text:style-name="P6">The door swings open. </text:p>
      <text:p text:style-name="P6"/>
      <text:p text:style-name="P6">CULTIST A: </text:p>
      <text:p text:style-name="P6">“My lord! Our-!!”</text:p>
      <text:p text:style-name="P6"/>
      <text:p text:style-name="P6">THALION: </text:p>
      <text:p text:style-name="P6">“WHAT?! I’M BUSY, GET OUT.”</text:p>
      <text:p text:style-name="P6"/>
      <text:p text:style-name="P6">CULTIST A: </text:p>
      <text:p text:style-name="P6">“It’s-It’s urgent, my lord…”</text:p>
      <text:p text:style-name="P6"/>
      <text:p text:style-name="P6">THALION:</text:p>
      <text:p text:style-name="P6">“THEN SPILL IT.”</text:p>
      <text:p text:style-name="P6"/>
      <text:p text:style-name="P6">CULTIST A: </text:p>
      <text:p text:style-name="P6">“Our camp by the river… It’s been attacked.”</text:p>
      <text:p text:style-name="P6"/>
      <text:p text:style-name="P6">THALION:</text:p>
      <text:p text:style-name="P6">“WHAT?! GODDAMNIT!!!”</text:p>
      <text:p text:style-name="P6"/>
      <text:p text:style-name="P6">He yanks it out of me. </text:p>
      <text:p text:style-name="P6"/>
      <text:p text:style-name="P6">THALION:</text:p>
      <text:p text:style-name="P6">“You. Go back to your room. We’ll finish this later.”</text:p>
      <text:p text:style-name="P6"/>
      <text:p text:style-name="P6">THALION:</text:p>
      <text:p text:style-name="P6">“Fuck! I was only planning to summon him tomorrow!”</text:p>
      <text:p text:style-name="P6"/>
      <text:p text:style-name="P6">I rush out and shut my bedroom's door. </text:p>
      <text:p text:style-name="P6"/>
      <text:p text:style-name="P6"/>
      <text:p text:style-name="P9">[BG Fhaerta’s bedroom - evening]</text:p>
      <text:p text:style-name="P9"/>
      <text:p text:style-name="P9"/>
      <text:p text:style-name="P11">*door shut sound*</text:p>
      <text:p text:style-name="P9"/>
      <text:p text:style-name="P6">FHAERTA: </text:p>
      <text:p text:style-name="P6">(It’s over!!!)</text:p>
      <text:p text:style-name="P6"/>
      <text:p text:style-name="P6"><text:soft-page-break/>I exhale in relief, searching for clothes to cover my body.</text:p>
      <text:p text:style-name="P6"/>
      <text:p text:style-name="P6">FHAERTA: </text:p>
      <text:p text:style-name="P6">(These will do.)</text:p>
      <text:p text:style-name="P6"/>
      <text:p text:style-name="P6">I ended up overhearing their loud voices when I approached the wardrobe on the wall.</text:p>
      <text:p text:style-name="P6"/>
      <text:p text:style-name="P6">THALION:</text:p>
      <text:p text:style-name="P6">“Hurry, cut yourself.”</text:p>
      <text:p text:style-name="P6"/>
      <text:p text:style-name="P6">CULTIST A: “”M-My lord, you mean to use my blood for the summoning circle…?”</text:p>
      <text:p text:style-name="P6"/>
      <text:p text:style-name="P6">THALION:</text:p>
      <text:p text:style-name="P6">“What else for? Hurry up.”</text:p>
      <text:p text:style-name="P6"/>
      <text:p text:style-name="P6">CULTIST A: </text:p>
      <text:p text:style-name="P6">“Yes, my lord.”</text:p>
      <text:p text:style-name="P6"/>
      <text:p text:style-name="P6">The cultist groans in pain for a few moments and shortly after, I hear a thud and the sounds stop for a while. </text:p>
      <text:p text:style-name="P6"/>
      <text:p text:style-name="P6">Then, Thalion begins mumbling words like a chant or spell.</text:p>
      <text:p text:style-name="P6"/>
      <text:p text:style-name="P6">FHAERTA: </text:p>
      <text:p text:style-name="P6">(I’ve never heard him doing the summoning ritual before…)</text:p>
      <text:p text:style-name="P6"/>
      <text:p text:style-name="P6">FHAERTA: </text:p>
      <text:p text:style-name="P6">(I can’t understand a thing he’s saying.)</text:p>
      <text:p text:style-name="P6"/>
      <text:p text:style-name="P6">FHAERTA: </text:p>
      <text:p text:style-name="P6">(I guess it’s Infernal?)</text:p>
      <text:p text:style-name="P6"/>
      <text:p text:style-name="P6">An unknown, raspy and deep voice speaks. </text:p>
      <text:p text:style-name="P6"/>
      <text:p text:style-name="P6">???:</text:p>
      <text:p text:style-name="P6">“What is your business with king Or’ath?”</text:p>
      <text:p text:style-name="P6"/>
      <text:p text:style-name="P6">FHAERTA: </text:p>
      <text:p text:style-name="P6">(Huh? Is it the devil? No…something else? It’s speaking Common.)</text:p>
      <text:p text:style-name="P6"/>
      <text:p text:style-name="P6">THALION:</text:p>
      <text:p text:style-name="P6">“I need a favour. I need help destroying the neighbouring tribe. Something to wreak havoc, annihilate them all.”</text:p>
      <text:p text:style-name="P6"><text:soft-page-break/></text:p>
      <text:p text:style-name="P6">???:</text:p>
      <text:p text:style-name="P6">“Noted. I shall return shortly.”</text:p>
      <text:p text:style-name="P6"/>
      <text:p text:style-name="P6">More silence.</text:p>
      <text:p text:style-name="P6"/>
      <text:p text:style-name="P6">???:</text:p>
      <text:p text:style-name="P6">“Half-elf. The king says he will employ one of his servants to get the work done for you.”</text:p>
      <text:p text:style-name="P6"/>
      <text:p text:style-name="P6">THALION:</text:p>
      <text:p text:style-name="P6">“Really? That’s good to hear.”</text:p>
      <text:p text:style-name="P6"/>
      <text:p text:style-name="P6">???:</text:p>
      <text:p text:style-name="P6">“However. He wants what’s hidden inside the waterfalls in exchange.”</text:p>
      <text:p text:style-name="P6"/>
      <text:p text:style-name="P6">THALION: </text:p>
      <text:p text:style-name="P6">“What!?”</text:p>
      <text:p text:style-name="P6"/>
      <text:p text:style-name="P6">???:</text:p>
      <text:p text:style-name="P6">“You have been serving our king very well. He is proud to have such a powerful and faithful devotee. I’m sure you will not betray his expectations.”</text:p>
      <text:p text:style-name="P6"/>
      <text:p text:style-name="P6">THALION:</text:p>
      <text:p text:style-name="P6">“N-no, this is… I told him I was after that artefact from the start and he said he would assist me with it!”</text:p>
      <text:p text:style-name="P6"/>
      <text:p text:style-name="P6">???:</text:p>
      <text:p text:style-name="P6">“Hmm… That’s unfortunate, but I’m afraid this isn’t specified in your contract, half-elf.” </text:p>
      <text:p text:style-name="P6"/>
      <text:p text:style-name="P6">THALION:</text:p>
      <text:p text:style-name="P6">“Impossible! There must be something wrong!”</text:p>
      <text:p text:style-name="P6"/>
      <text:p text:style-name="P6">???:</text:p>
      <text:p text:style-name="P6">“Are you implying that our king Or’ath has committed a mistake?”</text:p>
      <text:p text:style-name="P6"/>
      <text:p text:style-name="P6">THALION:</text:p>
      <text:p text:style-name="P6">“N-never!”</text:p>
      <text:p text:style-name="P6"/>
      <text:p text:style-name="P6">THALION: </text:p>
      <text:p text:style-name="P6">“I haven’t asked a favour bug enough for him to ask for the artefact in exchange! What…What about a heart?! I can offer a heart to him!!! He would like that, right?! Please, ask him to consider!”</text:p>
      <text:p text:style-name="P6"/>
      <text:p text:style-name="P6">THALION:</text:p>
      <text:p text:style-name="P6"><text:soft-page-break/>“I swear to give him the artefact after this war!!!”</text:p>
      <text:p text:style-name="P6"/>
      <text:p text:style-name="P6">???:</text:p>
      <text:p text:style-name="P6">“...Very well. I will take your proposal to him.”</text:p>
      <text:p text:style-name="P6"/>
      <text:p text:style-name="P6">THALION:</text:p>
      <text:p text:style-name="P6">“Thank you! Thank you!”</text:p>
      <text:p text:style-name="P6"/>
      <text:p text:style-name="P6">The mysterious voice disappeared.</text:p>
      <text:p text:style-name="P6"/>
      <text:p text:style-name="P6">FHAERTA: </text:p>
      <text:p text:style-name="P6">(What the hell is going on…)</text:p>
      <text:p text:style-name="P6"/>
      <text:p text:style-name="P6">FHAERTA: </text:p>
      <text:p text:style-name="P6">(The devil likes hearts…? Is that the reason we would have public executions by the cultists in our tribe every once in a while? All those ceremonies and rituals they would partake in before killing-)</text:p>
      <text:p text:style-name="P6"/>
      <text:p text:style-name="P6">THALION:</text:p>
      <text:p text:style-name="P6">“ARGH!”</text:p>
      <text:p text:style-name="P6"/>
      <text:p text:style-name="P11">*loud bang sound*</text:p>
      <text:p text:style-name="P6"/>
      <text:p text:style-name="P6">THALION:</text:p>
      <text:p text:style-name="P6">“I can’t believe he would try to come out on top of me after all I’ve done!?!?”</text:p>
      <text:p text:style-name="P6"/>
      <text:p text:style-name="P6">THALION:</text:p>
      <text:p text:style-name="P6">“He will pay for this… I’m no mere warlock… I’M A SOON TO BE GOD!!!”</text:p>
      <text:p text:style-name="P6"/>
      <text:p text:style-name="P6">THALION:</text:p>
      <text:p text:style-name="P17"><text:span text:style-name="T12">“A </text:span><text:span text:style-name="T14">heart</text:span><text:span text:style-name="T12"> is all I need…”</text:span></text:p>
      <text:p text:style-name="P6"/>
      <text:p text:style-name="P6">He starts cackling at himself, almost evilly. </text:p>
      <text:p text:style-name="P6"/>
      <text:p text:style-name="P11">[fade to black, time skip]</text:p>
      <text:p text:style-name="P6"/>
      <text:p text:style-name="P6">…</text:p>
      <text:p text:style-name="P9"/>
      <text:p text:style-name="P9">[BG Fhaerta’s room]</text:p>
      <text:p text:style-name="P6"/>
      <text:p text:style-name="P6"/>
      <text:p text:style-name="P6">The next day came by and I decided to stay shut inside my room all day only heading out for basic needs.</text:p>
      <text:p text:style-name="P6"><text:soft-page-break/></text:p>
      <text:p text:style-name="P6">I entertained myself by weaving some straw, a skill I learned from the people here. </text:p>
      <text:p text:style-name="P6"/>
      <text:p text:style-name="P6">FHAERTA: </text:p>
      <text:p text:style-name="P6">(If only I could read…)</text:p>
      <text:p text:style-name="P6"/>
      <text:p text:style-name="P6">Just when the sun had set, some cultists barged inside.</text:p>
      <text:p text:style-name="P6"/>
      <text:p text:style-name="P11">*door abrupt opening sound*</text:p>
      <text:p text:style-name="P6"/>
      <text:p text:style-name="P6">CULTIST A: </text:p>
      <text:p text:style-name="P6">“You, doll. Strip down your clothes.”</text:p>
      <text:p text:style-name="P6"/>
      <text:p text:style-name="P6">FHAERTA: </text:p>
      <text:p text:style-name="P6">“What?”</text:p>
      <text:p text:style-name="P6"/>
      <text:p text:style-name="P6">CULTIST B: </text:p>
      <text:p text:style-name="P6">“Shut up! You’re not allowed to speak!”</text:p>
      <text:p text:style-name="P6"/>
      <text:p text:style-name="P6">They came in my direction and started to pull my clothes off. </text:p>
      <text:p text:style-name="P6"/>
      <text:p text:style-name="P6">FHAERTA: </text:p>
      <text:p text:style-name="P6">“S-stop-!”</text:p>
      <text:p text:style-name="P6"/>
      <text:p text:style-name="P6">CULTIST B: </text:p>
      <text:p text:style-name="P6">“Didn’t I tell you to shut your mouth?!”</text:p>
      <text:p text:style-name="P6"/>
      <text:p text:style-name="P6">One of them held my arms above my head while the other tried to fit me inside a white piece of clothing he was holding under his arms.</text:p>
      <text:p text:style-name="P6"/>
      <text:p text:style-name="P6">CULTIST B: </text:p>
      <text:p text:style-name="P6">“Fuck! How the hell am I supposed to put on this shit?!”</text:p>
      <text:p text:style-name="P6"/>
      <text:p text:style-name="P6">CULTIST A: </text:p>
      <text:p text:style-name="P6">“Don’t ask me! Figure it out yourself!”</text:p>
      <text:p text:style-name="P6"/>
      <text:p text:style-name="P6">CULTIST B: </text:p>
      <text:p text:style-name="P6">“...This looks good enough. Where’s the red paint? Hey, put on the jewellery.”</text:p>
      <text:p text:style-name="P6"/>
      <text:p text:style-name="P6">CULTIST A: </text:p>
      <text:p text:style-name="P6">“Yeah, yeah.”</text:p>
      <text:p text:style-name="P6"/>
      <text:p text:style-name="P6">FHAERTA: </text:p>
      <text:p text:style-name="P6"><text:soft-page-break/>(This is the sacrificial clothing…)</text:p>
      <text:p text:style-name="P6"/>
      <text:p text:style-name="P6">FHAERTA: </text:p>
      <text:p text:style-name="P6">(They wear the chosen in a white gown, red makeup and gold jewellery. I’ve witnessed the public executions they call “sacrificial offerings” three times ever since I was brought here.)</text:p>
      <text:p text:style-name="P6"/>
      <text:p text:style-name="P6">FHAERTA: </text:p>
      <text:p text:style-name="P6">(So this time Thalion chose me.)</text:p>
      <text:p text:style-name="P6"/>
      <text:p text:style-name="P6">FHAERTA: </text:p>
      <text:p text:style-name="P6">(But he promised the devil a heart? I have none… What is he thinking about? Is this what he had in mind after being lied to by the devil?)</text:p>
      <text:p text:style-name="P6"/>
      <text:p text:style-name="P6">FHAERTA: </text:p>
      <text:p text:style-name="P6">(Well, this means I will finally die I assume.)</text:p>
      <text:p text:style-name="P6"/>
      <text:p text:style-name="P6">…</text:p>
      <text:p text:style-name="P6"/>
      <text:p text:style-name="P6"/>
      <text:p text:style-name="P9">[BG Gallserin tribe – evening]</text:p>
      <text:p text:style-name="P6"/>
      <text:p text:style-name="P6"/>
      <text:p text:style-name="P6">I’m dragged outside where all the cultists and villagers are gathered around a large summoning circle with Thalion standing in the centre, holding a big torch.</text:p>
      <text:p text:style-name="P6"/>
      <text:p text:style-name="P6">THALION:</text:p>
      <text:p text:style-name="P6">“Hear ye, my followers! I, Thalion, the prophet of the New World and saviour have received a request during my slumber!”</text:p>
      <text:p text:style-name="P6"/>
      <text:p text:style-name="P6">THALION:</text:p>
      <text:p text:style-name="P6">“A mystical entity, not Celestial nor Infernal, has asked yet again for an offering in order to keep blessing our land with prosperity and fortune!!!”</text:p>
      <text:p text:style-name="P6"/>
      <text:p text:style-name="P6">THALION:</text:p>
      <text:p text:style-name="P17"><text:span text:style-name="T12">“Tonight, we will offer them a beautiful female! It shall be content to receive such a gift and, surely, our sacrifice shall be well received by </text:span><text:span text:style-name="T14">It</text:span><text:span text:style-name="T12">!”</text:span></text:p>
      <text:p text:style-name="P6"/>
      <text:p text:style-name="P6">The villagers all glanced at me with eyes of pity and sadness, especially the children whom I used to play with. Some of the women looked about to burst in anger, glaring at Thalion. </text:p>
      <text:p text:style-name="P6"/>
      <text:p text:style-name="P6">But it didn’t matter how any of us felt. We had no chance against the warlock and his followers and even if we had, the consequences wouldn’t be worth it.</text:p>
      <text:p text:style-name="P6"/>
      <text:p text:style-name="P6"><text:soft-page-break/>THALION:</text:p>
      <text:p text:style-name="P6">“Let us commence!!!”</text:p>
      <text:p text:style-name="P6"/>
      <text:p text:style-name="P6">They brought me to the middle of the circle then, aligned themselves around me and started to chant a long spell. Thalion, who had been grinning the entire time, also chanted along.</text:p>
      <text:p text:style-name="P6"/>
      <text:p text:style-name="P6">They finished the ritual by giving me a blood filled golden goblet for me to drink.</text:p>
      <text:p text:style-name="P6"/>
      <text:p text:style-name="P6">Then, seconds later, blinded by a steaming fog, I heard a voice say-</text:p>
      <text:p text:style-name="P6"/>
      <text:p text:style-name="P6">DEMON SECRETARY (‘???’):</text:p>
      <text:p text:style-name="P6"><text:s/>“Expect your recompensation in two days, half-elf.”</text:p>
      <text:p text:style-name="P6"/>
      <text:p text:style-name="P19"><text:span text:style-name="T13">-and whoosh, I disappeared in the blink of an eye.</text:span></text:p>
      <text:h text:style-name="P4" text:outline-level="1">CHAPTER 2</text:h>
      <text:p text:style-name="P9">[BG: The Crimson Room]</text:p>
      <text:p text:style-name="P9"/>
      <text:p text:style-name="P9"/>
      <text:p text:style-name="P6">Two demons in armour grabbed me by the arms and brought me to a pompous bedroom. </text:p>
      <text:p text:style-name="P6"/>
      <text:p text:style-name="P6">(A circular room with no windows and a single king-size bed in the centre. The entire place is velvet red and adorned with gold and precious stones.)</text:p>
      <text:p text:style-name="P6"/>
      <text:p text:style-name="P6">FHAERTA: </text:p>
      <text:p text:style-name="P6">(This room smells strangely good... like flowers?)</text:p>
      <text:p text:style-name="P6"/>
      <text:p text:style-name="P6">They toss me on the bed and lock me in chains.</text:p>
      <text:p text:style-name="P6"/>
      <text:p text:style-name="P6">FHAERTA: </text:p>
      <text:p text:style-name="P6">(Ouch. These shackles have a magical aura to them... I guess they are built to inhibit magic.)</text:p>
      <text:p text:style-name="P6"/>
      <text:p text:style-name="P6">The two demons murmur something I don't understand and exit the bedroom.</text:p>
      <text:p text:style-name="P6"/>
      <text:p text:style-name="P11">*door shutting sound*</text:p>
      <text:p text:style-name="P11"/>
      <text:p text:style-name="P6">FHAERTA: </text:p>
      <text:p text:style-name="P6">(I guess this is the end.)</text:p>
      <text:p text:style-name="P6"/>
      <text:p text:style-name="P6">FHAERTA: </text:p>
      <text:p text:style-name="P6">(Who would have thought that after wishing for death countless times, this would be how my wish would be granted? Killed by the hands of a devil.)</text:p>
      <text:p text:style-name="P6"/>
      <text:p text:style-name="P6">FHAERTA: </text:p>
      <text:p text:style-name="P6">(...do gods even exist...?)</text:p>
      <text:p text:style-name="P6"/>
      <text:p text:style-name="P6">FHAERTA: </text:p>
      <text:p text:style-name="P6">(Have I sinned against the gods and this is my punishment...?)</text:p>
      <text:p text:style-name="P6"/>
      <text:p text:style-name="P6">FHAERTA: </text:p>
      <text:p text:style-name="P6">(All my life I've only known pain, how can I believe any god exists when all my prayers have been all for nothing?)</text:p>
      <text:p text:style-name="P6"/>
      <text:p text:style-name="P11">*door sound followed by a shut*</text:p>
      <text:p text:style-name="P6"/>
      <text:p text:style-name="P6">The door opens itself.</text:p>
      <text:p text:style-name="P6"><text:soft-page-break/></text:p>
      <text:p text:style-name="P6">I look up and the moment my eyes lock with the abnormous figure in front of me, my whole body shivers in fear.</text:p>
      <text:p text:style-name="P6"/>
      <text:p text:style-name="P6">Even with the veil covering my face, his emerald gaze could pierce right through it and I felt like a helpless prey.</text:p>
      <text:p text:style-name="P6"/>
      <text:p text:style-name="P9">[insert cg of orath I]</text:p>
      <text:p text:style-name="P6"/>
      <text:p text:style-name="P6">FHAERTA: </text:p>
      <text:p text:style-name="P6">(So this is the devil…)</text:p>
      <text:p text:style-name="P6"/>
      <text:p text:style-name="P6">FHAERTA: </text:p>
      <text:p text:style-name="P6">(2 metres tall, horns, fangs, claws, wings and a tail. Just his presence alone makes me feel like I'm close to death.)</text:p>
      <text:p text:style-name="P6"/>
      <text:p text:style-name="P6">He approaches the bed and uncovers my face, bringing his fingers to my cheeks, caressing it.</text:p>
      <text:p text:style-name="P6"/>
      <text:p text:style-name="P6">FHAERTA: </text:p>
      <text:p text:style-name="P6">(Gulp.)</text:p>
      <text:p text:style-name="P6"/>
      <text:p text:style-name="P6">OR’ATH:</text:p>
      <text:p text:style-name="P6">"An albino half-elf… What a heavenly sight."</text:p>
      <text:p text:style-name="P6"/>
      <text:p text:style-name="P6">He lifted my chin up and a grin formed on his face.</text:p>
      <text:p text:style-name="P6"/>
      <text:p text:style-name="P6">OR’ATH:</text:p>
      <text:p text:style-name="P6">“Do you know who I am?”</text:p>
      <text:p text:style-name="P6"/>
      <text:p text:style-name="P6">FHAERTA: </text:p>
      <text:p text:style-name="P6">(I know it. I’ve heard it numerous times.)</text:p>
      <text:p text:style-name="P6"/>
      <text:p text:style-name="P6">FHAERTA: </text:p>
      <text:p text:style-name="P6">“...Or’ath.”</text:p>
      <text:p text:style-name="P6"/>
      <text:p text:style-name="P6">OR’ATH:</text:p>
      <text:p text:style-name="P6">“Correct.”</text:p>
      <text:p text:style-name="P6"/>
      <text:p text:style-name="P6">OR’ATH:</text:p>
      <text:p text:style-name="P6">"That human sure chose a one of a kind for his offering. You have eyes like jewellery, pale skin, silk hair... Truly, a treat to the eyes. Although, it seems he wasn’t treasuring you good enough from all these bruises on your flesh..." </text:p>
      <text:p text:style-name="P6"/>
      <text:p text:style-name="P6"><text:soft-page-break/>OR’ATH:</text:p>
      <text:p text:style-name="P6">"It's a shame that beauty is meaningless to me. I'm much more interested in what you have here inside."</text:p>
      <text:p text:style-name="P6"/>
      <text:p text:style-name="P6">He released my chin and slid his finger to my chest, poking the middle with his claws.</text:p>
      <text:p text:style-name="P6"/>
      <text:p text:style-name="P6">I swallowed dry.</text:p>
      <text:p text:style-name="P6"/>
      <text:p text:style-name="P6">In an instant, he pierced my chest with his claw.</text:p>
      <text:p text:style-name="P6"/>
      <text:p text:style-name="P11">*sound of blood spurt*</text:p>
      <text:p text:style-name="P6"/>
      <text:p text:style-name="P6">FHAERTA: </text:p>
      <text:p text:style-name="P6">"AAAGH!!!" </text:p>
      <text:p text:style-name="P6"/>
      <text:p text:style-name="P6">I gasp in pain. </text:p>
      <text:p text:style-name="P6"/>
      <text:p text:style-name="P6">His eyes open wide and he pulls his finger out, spilling blood on my clothes.</text:p>
      <text:p text:style-name="P6"/>
      <text:p text:style-name="P9">[blur background]</text:p>
      <text:p text:style-name="P6"/>
      <text:p text:style-name="P6">OR’ATH:</text:p>
      <text:p text:style-name="P6">"What...?"</text:p>
      <text:p text:style-name="P6"/>
      <text:p text:style-name="P6">OR’ATH:</text:p>
      <text:p text:style-name="P6">"What is this machinery in your heart's place? How come you're alive?"</text:p>
      <text:p text:style-name="P6"/>
      <text:p text:style-name="P6">He stares at me waiting for an answer but the pain in my chest is blurring my thoughts and I'm unable to form words.</text:p>
      <text:p text:style-name="P6"/>
      <text:p text:style-name="P6">FHAERTA: </text:p>
      <text:p text:style-name="P6">"I-...*huff*...I'm-"</text:p>
      <text:p text:style-name="P6"/>
      <text:p text:style-name="P6">Noticing my difficulty, he conjures a spell and touches my wound, healing it.</text:p>
      <text:p text:style-name="P6"/>
      <text:p text:style-name="P6">In a few seconds, the pain I was feeling disappears. </text:p>
      <text:p text:style-name="P6"/>
      <text:p text:style-name="P9">[stop blur]</text:p>
      <text:p text:style-name="P6"/>
      <text:p text:style-name="P6">OR’ATH:</text:p>
      <text:p text:style-name="P6">"Now, answer my question."</text:p>
      <text:p text:style-name="P6"/>
      <text:p text:style-name="P6">He looks down on me, still waiting for a response.</text:p>
      <text:p text:style-name="P6"><text:soft-page-break/></text:p>
      <text:p text:style-name="P6">Slowly, some words manage to come out of my mouth.</text:p>
      <text:p text:style-name="P6"/>
      <text:p text:style-name="P6">FHAERTA: </text:p>
      <text:p text:style-name="P6">"...I'm an experiment...My parents were deep in debt… So they sold me to scientists who implanted a machine heart inside me."</text:p>
      <text:p text:style-name="P6"/>
      <text:p text:style-name="P6">OR’ATH:</text:p>
      <text:p text:style-name="P6">"I see. Did that half-elf know about this?"</text:p>
      <text:p text:style-name="P6"/>
      <text:p text:style-name="P6">I nodded.</text:p>
      <text:p text:style-name="P6"/>
      <text:p text:style-name="P6">FHAERTA: </text:p>
      <text:p text:style-name="P6">"He bought me at the scientists auction."</text:p>
      <text:p text:style-name="P6"/>
      <text:p text:style-name="P6">OR’ATH:</text:p>
      <text:p text:style-name="P6">"Huh. So it seems that fool was courageous enough to deceive me."</text:p>
      <text:p text:style-name="P6"/>
      <text:p text:style-name="P6">He begins laughing at himself.</text:p>
      <text:p text:style-name="P6"/>
      <text:p text:style-name="P6">OR’ATH:</text:p>
      <text:p text:style-name="P6">"He dared to deceive me! I wonder which would be the best punishment for him...?"</text:p>
      <text:p text:style-name="P6"/>
      <text:p text:style-name="P6">As if reminded that I was still here, he stopped smiling and shifted his attention to me.</text:p>
      <text:p text:style-name="P6"/>
      <text:p text:style-name="P6">OR’ATH:</text:p>
      <text:p text:style-name="P6">"...I guess I have no use for you. With a fake heart like yours, it’s unlikely you will live for long. I'll have my slaves accompany you back-"</text:p>
      <text:p text:style-name="P6"/>
      <text:p text:style-name="P6">FHAERTA: </text:p>
      <text:p text:style-name="P6">"NO!!! I can't go back! I want to die, you have to kill me!!!"</text:p>
      <text:p text:style-name="P6"/>
      <text:p text:style-name="P6">These words spilled out of my mouth in desperation. </text:p>
      <text:p text:style-name="P6"/>
      <text:p text:style-name="P6">FHAERTA: </text:p>
      <text:p text:style-name="P6">(Just thinking that I would return to that cycle of abuse and hurt makes my whole body weak and crack.)</text:p>
      <text:p text:style-name="P6"/>
      <text:p text:style-name="P6">FHAERTA: </text:p>
      <text:p text:style-name="P6">(I can't go back to that place! I'd rather die by the flames of this hell!)</text:p>
      <text:p text:style-name="P6"/>
      <text:p text:style-name="P6">FHAERTA: </text:p>
      <text:p text:style-name="P6">(I don't want to have that man or any of those cultists put their hands on me ever again!!!)</text:p>
      <text:p text:style-name="P6"><text:soft-page-break/></text:p>
      <text:p text:style-name="P6">FHAERTA: </text:p>
      <text:p text:style-name="P6">(All the nights he wouldn't let me rest or sleep, if I die I will be able to finally have peace…)</text:p>
      <text:p text:style-name="P6"/>
      <text:p text:style-name="P6">Tears start forming in my eyes.</text:p>
      <text:p text:style-name="P6"/>
      <text:p text:style-name="P6">FHAERTA: </text:p>
      <text:p text:style-name="P6">"You have to kill me!!!"</text:p>
      <text:p text:style-name="P6"/>
      <text:p text:style-name="P6">I break down in tears, begging him to end my life.</text:p>
      <text:p text:style-name="P6"/>
      <text:p text:style-name="P6">The devil lets out a deep sigh and mutters a spell, making the shackles come undone. </text:p>
      <text:p text:style-name="P6"/>
      <text:p text:style-name="P6">OR’ATH:</text:p>
      <text:p text:style-name="P6">"Sleep. I'll decide what to do with you later. Also you refer to me as ‘Your Majesty’. Learn some manners.” </text:p>
      <text:p text:style-name="P6"/>
      <text:p text:style-name="P6">He then leaves the room.</text:p>
      <text:p text:style-name="P6"/>
      <text:p text:style-name="P6">FHAERTA: </text:p>
      <text:p text:style-name="P6">“...”</text:p>
      <text:p text:style-name="P6"/>
      <text:p text:style-name="P6">FHAERTA: </text:p>
      <text:p text:style-name="P6">"What...? Did he just tell me to sleep?"</text:p>
      <text:p text:style-name="P6"/>
      <text:p text:style-name="P6">After that, no one came inside the room anymore.</text:p>
      <text:p text:style-name="P6"/>
      <text:p text:style-name="P6">A little wobbly, I stood up and searched the room. </text:p>
      <text:p text:style-name="P6"/>
      <text:p text:style-name="P6">There were a few scented candles, ropes and chains inside the drawers, alcohol and empty glasses. At the back there was a sunken bathtub made of marble.</text:p>
      <text:p text:style-name="P6"/>
      <text:p text:style-name="P6">FHAERTA: </text:p>
      <text:p text:style-name="P6">(It seems this is the room where he pleasures himself with the sacrifices, before, I guess, devouring their hearts.)</text:p>
      <text:p text:style-name="P6"/>
      <text:p text:style-name="P6">FHAERTA: </text:p>
      <text:p text:style-name="P6">(...I assume he will try to use me before killing me.)</text:p>
      <text:p text:style-name="P6"/>
      <text:p text:style-name="P6">FHAERTA: </text:p>
      <text:p text:style-name="P6">(Sigh.)</text:p>
      <text:p text:style-name="P6"/>
      <text:p text:style-name="P6">Eventually, tiredness won over me and I gave myself up to sleep.</text:p>
      <text:p text:style-name="P6"><text:soft-page-break/></text:p>
      <text:p text:style-name="P6"/>
      <text:p text:style-name="P9">[fade to black]</text:p>
      <text:p text:style-name="P6">...</text:p>
      <text:p text:style-name="P6"/>
      <text:p text:style-name="P6"/>
      <text:p text:style-name="P6">I wake up, feeling my throat dry. </text:p>
      <text:p text:style-name="P6"/>
      <text:p text:style-name="P6">FHAERTA: </text:p>
      <text:p text:style-name="P6">(How much time has passed…?)</text:p>
      <text:p text:style-name="P6"/>
      <text:p text:style-name="P6">FHAERTA: </text:p>
      <text:p text:style-name="P6">(When was the last time I slept for this long, to the point of losing track of time and day?)</text:p>
      <text:p text:style-name="P6"/>
      <text:p text:style-name="P6">I turn my head around and find the devil standing beside the bed, looking straight at me.</text:p>
      <text:p text:style-name="P6"/>
      <text:p text:style-name="P6">OR’ATH:</text:p>
      <text:p text:style-name="P6">“You’ve woken up.”</text:p>
      <text:p text:style-name="P6"/>
      <text:p text:style-name="P6">I jump in place and quickly sit myself up with my knees bent.</text:p>
      <text:p text:style-name="P6"/>
      <text:p text:style-name="P6">OR’ATH:</text:p>
      <text:p text:style-name="P6">“Strip yourself, woman.”</text:p>
      <text:p text:style-name="P6"/>
      <text:p text:style-name="P6">FHAERTA: </text:p>
      <text:p text:style-name="P6">(Oh… Seems I was right after all.)</text:p>
      <text:p text:style-name="P6"/>
      <text:p text:style-name="P6">FHAERTA: </text:p>
      <text:p text:style-name="P6">(I have no will left to even hesitate.)</text:p>
      <text:p text:style-name="P6"/>
      <text:p text:style-name="P6">I start pulling down the sleeves of the white dress stained with my blood, avoiding his gaze so I wouldn’t tremble in fear.</text:p>
      <text:p text:style-name="P6"/>
      <text:p text:style-name="P6">OR’ATH:</text:p>
      <text:p text:style-name="P6">“You’re surprisingly obedient. That will make things easier.”</text:p>
      <text:p text:style-name="P6"/>
      <text:p text:style-name="P6">OR’ATH:</text:p>
      <text:p text:style-name="P6">“Take the jewellery off too.”</text:p>
      <text:p text:style-name="P6"/>
      <text:p text:style-name="P6">I finished pulling off the dress and reached for the gold earrings the cultists made me wear. </text:p>
      <text:p text:style-name="P6"/>
      <text:p text:style-name="P6">The devil kept staring at me the entire time, focused.</text:p>
      <text:p text:style-name="P6"/>
      <text:p text:style-name="P6"><text:soft-page-break/>FHAERTA: </text:p>
      <text:p text:style-name="P6">(I can’t read what he’s thinking at all.)</text:p>
      <text:p text:style-name="P6"/>
      <text:p text:style-name="P6">I put the clothes and jewellery aside and sit on my knees, facing him.</text:p>
      <text:p text:style-name="P6"/>
      <text:p text:style-name="P6">OR’ATH:</text:p>
      <text:p text:style-name="P6">“Open your mouth.”</text:p>
      <text:p text:style-name="P6"/>
      <text:p text:style-name="P6">He pulls my chin down with his thumb and index.</text:p>
      <text:p text:style-name="P6"/>
      <text:p text:style-name="P6">OR’ATH:</text:p>
      <text:p text:style-name="P6">“Now, drink.”</text:p>
      <text:p text:style-name="P6"/>
      <text:p text:style-name="P6">He proceeds to pour water inside my mouth from a glass. </text:p>
      <text:p text:style-name="P6"/>
      <text:p text:style-name="P6">FHAERTA: </text:p>
      <text:p text:style-name="P6">(Since when did he have a glass of water in his hand?)</text:p>
      <text:p text:style-name="P6"/>
      <text:p text:style-name="P6">I gulp down the water causing me instant relief.</text:p>
      <text:p text:style-name="P6"/>
      <text:p text:style-name="P6">OR’ATH:</text:p>
      <text:p text:style-name="P6">“Normally, I would have been more than happy to grant your wish to be killed. However, I don’t enjoy receiving orders and wishes come with a price.”</text:p>
      <text:p text:style-name="P6"/>
      <text:p text:style-name="P6">OR’ATH:</text:p>
      <text:p text:style-name="P6">“Since you’re so eager to have me end your miserable life, surely, you wouldn’t mind satisfying me with your flesh first.”</text:p>
      <text:p text:style-name="P6"/>
      <text:p text:style-name="P6">He pushes two of his pointy fingers inside my mouth, spreading it open.</text:p>
      <text:p text:style-name="P6"/>
      <text:p text:style-name="P6">OR’ATH:</text:p>
      <text:p text:style-name="P6">“Suck.”</text:p>
      <text:p text:style-name="P6"/>
      <text:p text:style-name="P6">I lick his fingers, twirling my tongue around them, letting my saliva drip out of my mouth, sometimes brushing my teeth against them.</text:p>
      <text:p text:style-name="P6"/>
      <text:p text:style-name="P6">OR’ATH:</text:p>
      <text:p text:style-name="P6">“...You really were his slut, huh.”</text:p>
      <text:p text:style-name="P6"/>
      <text:p text:style-name="P6">He takes his fingers out and pushes me down on the bed, pinning my hands. </text:p>
      <text:p text:style-name="P12"/>
      <text:p text:style-name="P11">*sound of fabric rustling and a thud*</text:p>
      <text:p text:style-name="P6"/>
      <text:p text:style-name="P6"><text:soft-page-break/>Like a predator who’s tasting his prey, he starts to lick and nibble on every part of my body. </text:p>
      <text:p text:style-name="P6"/>
      <text:p text:style-name="P6">My hands are released and his head moves down. He spreads my legs open and caresses my thighs before burying his mouth in me.</text:p>
      <text:p text:style-name="P6"/>
      <text:p text:style-name="P6">FHAERTA: </text:p>
      <text:p text:style-name="P6">(It’s no surprise that he would be really skilled in doing this.)</text:p>
      <text:p text:style-name="P6"/>
      <text:p text:style-name="P6">FHAERTA: </text:p>
      <text:p text:style-name="P6">(But my body has long become numb to pleasure.)</text:p>
      <text:p text:style-name="P6"/>
      <text:p text:style-name="P6">FHAERTA: </text:p>
      <text:p text:style-name="P6">(I want this to be over fast… I just need to hang on a little more…)</text:p>
      <text:p text:style-name="P6"/>
      <text:p text:style-name="P6">Without realising, tears start streaming down my face.</text:p>
      <text:p text:style-name="P6"/>
      <text:p text:style-name="P6">FHAERTA: </text:p>
      <text:p text:style-name="P6">(Why do I still cry at times like this? I still feel hurt and so...disgusting.)</text:p>
      <text:p text:style-name="P6"/>
      <text:p text:style-name="P6">The devil stopped upon noticing my sniffing. He stood up and let out a sigh. </text:p>
      <text:p text:style-name="P6"/>
      <text:p text:style-name="P6">He murmurs something in his language, kind of grumpily, and walks to the door.</text:p>
      <text:p text:style-name="P6"/>
      <text:p text:style-name="P6">Just before leaving, he turns around to face me and says:</text:p>
      <text:p text:style-name="P6"/>
      <text:p text:style-name="P6">OR’ATH:</text:p>
      <text:p text:style-name="P6">“I remembered I have matters of urgency to attend to. I shall postpone your death for another hour. As for the time being, suit yourself. Have a bath or read some of the books scattered around, if you’re knowledgeable in Infernal.”</text:p>
      <text:p text:style-name="P6"/>
      <text:p text:style-name="P11">*sound of door shut*</text:p>
      <text:p text:style-name="P6"/>
      <text:p text:style-name="P6">And he left.</text:p>
      <text:p text:style-name="P6"/>
      <text:p text:style-name="P6">FHAERTA: </text:p>
      <text:p text:style-name="P6">"..."</text:p>
      <text:p text:style-name="P6"/>
      <text:p text:style-name="P6">FHAERTA: </text:p>
      <text:p text:style-name="P6">(What just happened...?)</text:p>
      <text:p text:style-name="P6"/>
      <text:p text:style-name="P6">FHAERTA: </text:p>
      <text:p text:style-name="P6">(Why did he suddenly stop? Was it because of my crying? )</text:p>
      <text:p text:style-name="P6"/>
      <text:p text:style-name="P6"><text:soft-page-break/>FHAERTA: </text:p>
      <text:p text:style-name="P6">(...I guess it's no use thinking about anything.)</text:p>
      <text:p text:style-name="P6"/>
      <text:p text:style-name="P6">I walk to the bathtub which is filled with warm water and step inside.</text:p>
      <text:p text:style-name="P6"/>
      <text:p text:style-name="P9">[pic of bathtub filled with water]</text:p>
      <text:p text:style-name="P6"/>
      <text:p text:style-name="P6">FHAERTA: </text:p>
      <text:p text:style-name="P6">"It was empty before. Does it fill itself? Or did he do it?"</text:p>
      <text:p text:style-name="P6"/>
      <text:p text:style-name="P6">FHAERTA: </text:p>
      <text:p text:style-name="P6">(I dare to say this place has been feeling much more comfortable and peaceful then the Overworld. Obviously, I'm mistaken, but it's been so long since I was able to have a warm bath and good sleep... There are even clean clothes inside the closet...)</text:p>
      <text:p text:style-name="P6"/>
      <text:p text:style-name="P6">I wash myself with soap and let my mind relax.</text:p>
      <text:p text:style-name="P6"/>
      <text:p text:style-name="P6">It didn't take long for the hot steam to get to my head and I ended up dozing off inside the water.</text:p>
      <text:p text:style-name="P6"/>
      <text:p text:style-name="P9"/>
      <text:p text:style-name="P9">[fade to black]</text:p>
      <text:p text:style-name="P6"/>
      <text:p text:style-name="P6">...</text:p>
      <text:p text:style-name="P6"/>
      <text:p text:style-name="P6">FHAERTA: </text:p>
      <text:p text:style-name="P6">(I slept again...)</text:p>
      <text:p text:style-name="P6"/>
      <text:p text:style-name="P6">FHAERTA: </text:p>
      <text:p text:style-name="P6">(I was really tired.)</text:p>
      <text:p text:style-name="P6"/>
      <text:p text:style-name="P6">FHAERTA: </text:p>
      <text:p text:style-name="P6">(Huh? I'm on the bed and have a robe on...)</text:p>
      <text:p text:style-name="P6"/>
      <text:p text:style-name="P6">OR’ATH:</text:p>
      <text:p text:style-name="P6">"Is sleeping the only thing you do?"</text:p>
      <text:p text:style-name="P6"/>
      <text:p text:style-name="P6">FHAERTA: </text:p>
      <text:p text:style-name="P6">“?!”</text:p>
      <text:p text:style-name="P6"/>
      <text:p text:style-name="P6">FHAERTA: </text:p>
      <text:p text:style-name="P6">(He startled me!)</text:p>
      <text:p text:style-name="P6"/>
      <text:p text:style-name="P6"><text:soft-page-break/>FHAERTA: </text:p>
      <text:p text:style-name="P6">"...Sorry. I think I was tired."</text:p>
      <text:p text:style-name="P6"/>
      <text:p text:style-name="P6">OR’ATH:</text:p>
      <text:p text:style-name="P6">"You were tired?"</text:p>
      <text:p text:style-name="P6"/>
      <text:p text:style-name="P6">FHAERTA: </text:p>
      <text:p text:style-name="P6">“I haven’t slept in a while.”</text:p>
      <text:p text:style-name="P6"/>
      <text:p text:style-name="P6">He puts his hand on my head and closes his eyes. </text:p>
      <text:p text:style-name="P6"/>
      <text:p text:style-name="P6">Like a bunch of cards, I feel my memories being shuffled around and looked through.</text:p>
      <text:p text:style-name="P6"/>
      <text:p text:style-name="P9">[blur background]</text:p>
      <text:p text:style-name="P6"/>
      <text:p text:style-name="P6">FHAERTA: </text:p>
      <text:p text:style-name="P6">(Scenes of my life were flashing inside my head: things I didn’t know I forgot, things I swore to forget, things I wish I could forget about.)</text:p>
      <text:p text:style-name="P6"/>
      <text:p text:style-name="P6">FHAERTA: </text:p>
      <text:p text:style-name="P6">(The happy memories… are so little.)</text:p>
      <text:p text:style-name="P6"/>
      <text:p text:style-name="P6">FHAERTA: </text:p>
      <text:p text:style-name="P6">(This is making me feel dizzy…)</text:p>
      <text:p text:style-name="P6"/>
      <text:p text:style-name="P6">OR’ATH:</text:p>
      <text:p text:style-name="P6">"...I see how it is."</text:p>
      <text:p text:style-name="P6"/>
      <text:p text:style-name="P6">He starts laughing.</text:p>
      <text:p text:style-name="P6"/>
      <text:p text:style-name="P6">OR’ATH: </text:p>
      <text:p text:style-name="P6">"I already know what will be the perfect punishment."</text:p>
      <text:p text:style-name="P6"/>
      <text:p text:style-name="P6">He glares at me with a vicious grin plastered on his face.</text:p>
      <text:p text:style-name="P6"/>
      <text:p text:style-name="P6">OR’ATH:</text:p>
      <text:p text:style-name="P6">"...And you will be my special guest."</text:p>
      <text:p text:style-name="P6"/>
      <text:p text:style-name="P9">[fade to black]</text:p>
      <text:p text:style-name="P6">…</text:p>
      <text:p text:style-name="P6"/>
      <text:p text:style-name="P6"/>
      <text:p text:style-name="P9">[BG: Gallserin tribe – night]</text:p>
      <text:p text:style-name="P6"><text:soft-page-break/></text:p>
      <text:p text:style-name="P6"/>
      <text:p text:style-name="P6">The devil dressed me in a black cloak and teleported us to the above. </text:p>
      <text:p text:style-name="P6"/>
      <text:p text:style-name="P6">My body froze itself the moment I realised where we were and my breath got stuck in my throat.</text:p>
      <text:p text:style-name="P6"/>
      <text:p text:style-name="P6">FHAERTA: </text:p>
      <text:p text:style-name="P6">(His house…)</text:p>
      <text:p text:style-name="P6"/>
      <text:p text:style-name="P6">OR’ATH:</text:p>
      <text:p text:style-name="P6">“He must be sleeping. Let us sneak inside.”</text:p>
      <text:p text:style-name="P6"/>
      <text:p text:style-name="P6">He gently took my hand and carried us through the door to the warlock’s bedroom.</text:p>
      <text:p text:style-name="P6"/>
      <text:p text:style-name="P9"/>
      <text:p text:style-name="P9">[BG Thalion’s room – night]</text:p>
      <text:p text:style-name="P6"/>
      <text:p text:style-name="P6"/>
      <text:p text:style-name="P6">FHAERTA: </text:p>
      <text:p text:style-name="P6">(I hate being familiar with this room.)</text:p>
      <text:p text:style-name="P6"/>
      <text:p text:style-name="P6">FHAERTA:</text:p>
      <text:p text:style-name="P6"><text:s/>(I know where he keeps each book and how he prefers them to be organised, I know each piece of clothing he owns, I know where he keeps his gold, and also, his toys…)</text:p>
      <text:p text:style-name="P6"/>
      <text:p text:style-name="P6">Without noticing, my hands were closed in a fist.</text:p>
      <text:p text:style-name="P6"/>
      <text:p text:style-name="P6">Then, a dark dagger, thirsty for murder appeared in my hand. I could hear it screaming inside my mind for blood.</text:p>
      <text:p text:style-name="P6"/>
      <text:p text:style-name="P6">OR’ATH:</text:p>
      <text:p text:style-name="P6">“Kill him. In any way you desire.”</text:p>
      <text:p text:style-name="P6"/>
      <text:p text:style-name="P6">I gulp down.</text:p>
      <text:p text:style-name="P6"/>
      <text:p text:style-name="P6">FHAERTA: </text:p>
      <text:p text:style-name="P6">“Kill him…?”</text:p>
      <text:p text:style-name="P6"/>
      <text:p text:style-name="P6">OR’ATH:</text:p>
      <text:p text:style-name="P6">“You heard me.”</text:p>
      <text:p text:style-name="P6"/>
      <text:p text:style-name="P6">FHAERTA: </text:p>
      <text:p text:style-name="P6">(I get to kill this monster?)</text:p>
      <text:p text:style-name="P6"><text:soft-page-break/></text:p>
      <text:p text:style-name="P6">OR’ATH:</text:p>
      <text:p text:style-name="P6">“What will you do first?”</text:p>
      <text:p text:style-name="P6"/>
      <text:p text:style-name="P6">FHAERTA: </text:p>
      <text:p text:style-name="P6">“...His dick.”</text:p>
      <text:p text:style-name="P6"/>
      <text:p text:style-name="P6">OR’ATH:</text:p>
      <text:p text:style-name="P6">“Wonderful choice! Go ahead. I’ll restrain him.” </text:p>
      <text:p text:style-name="P6"/>
      <text:p text:style-name="P6">I approached the man who was sound asleep on his bed and carefully pulled his pants off, revealing his penis. </text:p>
      <text:p text:style-name="P6"/>
      <text:p text:style-name="P6">FHAERTA: </text:p>
      <text:p text:style-name="P6">(I feel like throwing up…)</text:p>
      <text:p text:style-name="P6"/>
      <text:p text:style-name="P6">FHAERTA: </text:p>
      <text:p text:style-name="P6">(I just have to stick this dagger in and take it out, right?)</text:p>
      <text:p text:style-name="P6"/>
      <text:p text:style-name="P6">In a swift motion, I plunged the dagger into his crotch, causing the blood to gush all over me.</text:p>
      <text:p text:style-name="P6"/>
      <text:p text:style-name="P11">*sound of blood spurt and metal slash*</text:p>
      <text:p text:style-name="P6"/>
      <text:p text:style-name="P6">The man immediately woke up and screamed his lungs out. </text:p>
      <text:p text:style-name="P6"/>
      <text:p text:style-name="P6">THALION: </text:p>
      <text:p text:style-name="P6">“ARGHHH!!!! WHAT THE-!!! YOU BITCH!!!”</text:p>
      <text:p text:style-name="P6"/>
      <text:p text:style-name="P9">[blur background]</text:p>
      <text:p text:style-name="P6"/>
      <text:p text:style-name="P6">Something took over me at that moment and my arm began moving on its own, piercing his chest, in and out, erratically, aggressively, fast, with no intention of calming down. </text:p>
      <text:p text:style-name="P6"/>
      <text:p text:style-name="P6">My lips curled upward and this moment felt like the first time I was feeling genuine pleasure.</text:p>
      <text:p text:style-name="P6"/>
      <text:p text:style-name="P19"><text:span text:style-name="T13">I want to…</text:span></text:p>
      <text:h text:style-name="P5" text:outline-level="2">1) CHOOSE:</text:h>
      <text:p text:style-name="P15">A. Embrace this feeling.</text:p>
      <text:p text:style-name="P16">B. Stop myself. This feels wrong.</text:p>
      <text:p text:style-name="P7"/>
      <text:p text:style-name="P7"/>
      <text:p text:style-name="P7"/>
      <text:p text:style-name="P13">A) Embrace this feeling.</text:p>
      <text:p text:style-name="P12">I want him to taste my rage.</text:p>
      <text:p text:style-name="P12"/>
      <text:p text:style-name="P11">[insert cg of fhaerta]</text:p>
      <text:p text:style-name="P12"/>
      <text:p text:style-name="P12">Stab, stab, stab, stab, stab, stab, stab.</text:p>
      <text:p text:style-name="P12"/>
      <text:p text:style-name="P12">Countless times. </text:p>
      <text:p text:style-name="P12"/>
      <text:p text:style-name="P12">I couldn’t wipe the smile off my face. It felt so good watching the blood splurt everywhere.</text:p>
      <text:p text:style-name="P12"/>
      <text:p text:style-name="P12">…Eventually, my arms went numb and the sound of the dagger hitting the ground echoed in the room. </text:p>
      <text:p text:style-name="P12"/>
      <text:p text:style-name="P12">I was gasping for air, laughing with tears running down my cheeks. </text:p>
      <text:p text:style-name="P12"/>
      <text:p text:style-name="P12">My sight was filled with blood and gore, his corpse all disjointed with his organs splattered around, my hands, arms, clothes…all tainted red.</text:p>
      <text:p text:style-name="P12"/>
      <text:p text:style-name="P17"><text:span text:style-name="T12">FHAERTA:</text:span><text:span text:style-name="T14"> </text:span></text:p>
      <text:p text:style-name="P12">“*sniff* It’s *hiccup* over…”</text:p>
      <text:p text:style-name="P12"/>
      <text:p text:style-name="P12">The devil who had witnessed the entire scene began laughing in amusement.</text:p>
      <text:p text:style-name="P12"/>
      <text:p text:style-name="P6">OR’ATH:</text:p>
      <text:p text:style-name="P12">“Well done, dear! You were amazing. I admit I couldn’t have done it better.”</text:p>
      <text:p text:style-name="P7"/>
      <text:p text:style-name="P7"/>
      <text:p text:style-name="P7"/>
      <text:p text:style-name="P13">B) Stop myself. This feels wrong.</text:p>
      <text:p text:style-name="P12">There was just a bloodied and unrecognisable corpse in front of me. He was gone already. I don’t need to continue this. </text:p>
      <text:p text:style-name="P12"/>
      <text:p text:style-name="P12">I drop down the sword and let out a deep, long sigh.</text:p>
      <text:p text:style-name="P12"/>
      <text:p text:style-name="P6">FHAERTA:</text:p>
      <text:p text:style-name="P12"><text:soft-page-break/>“It’s done.”</text:p>
      <text:p text:style-name="P12"/>
      <text:p text:style-name="P17"><text:span text:style-name="T12">OR’ATH:</text:span><text:span text:style-name="T14"> </text:span></text:p>
      <text:p text:style-name="P12">“Indeed. Well done, dear. Though, it wouldn’t have been a problem to have let yourself enjoy this moment a little more.” </text:p>
      <text:p text:style-name="P12"/>
      <text:p text:style-name="P6"/>
      <text:p text:style-name="P6"/>
      <text:p text:style-name="P8">He walked over to my side and glanced at the corpse on the bed.</text:p>
      <text:p text:style-name="P6"/>
      <text:p text:style-name="P6">OR’ATH:</text:p>
      <text:p text:style-name="P6">“...That was well deserved.”</text:p>
      <text:p text:style-name="P6"/>
      <text:p text:style-name="P6">He collects the dagger and licks off the blood from the blade. </text:p>
      <text:p text:style-name="P6"/>
      <text:p text:style-name="P6">OR’ATH:</text:p>
      <text:p text:style-name="P6">“Since our job here is done, what do you want to do now? The dagger is still at your mercy, if you wish to use it for, you know…”</text:p>
      <text:p text:style-name="P6"/>
      <text:p text:style-name="P6">OR’ATH:</text:p>
      <text:p text:style-name="P6">“Or perhaps, do you wish to bury this pile of meat first?”</text:p>
      <text:p text:style-name="P6"/>
      <text:p text:style-name="P6">FHAERTA: </text:p>
      <text:p text:style-name="P6">“...I’m hungry.”</text:p>
      <text:p text:style-name="P6"/>
      <text:p text:style-name="P6">OR’ATH:</text:p>
      <text:p text:style-name="P6">“Hmm. Very well, we shall have a delicious meal then. But before that, let me claim what is mine.”</text:p>
      <text:p text:style-name="P6"/>
      <text:p text:style-name="P6">With a dark aura emanating from his hand, he drains the soul out of the corpse and absorbs it.</text:p>
      <text:p text:style-name="P6"/>
      <text:p text:style-name="P11">*sound of magic absorption*</text:p>
      <text:p text:style-name="P6"/>
      <text:p text:style-name="P6">FHAERTA: </text:p>
      <text:p text:style-name="P6">(No revival nor resurrection for him anymore.)</text:p>
      <text:p text:style-name="P6"/>
      <text:p text:style-name="P9">[fade to black]</text:p>
      <text:p text:style-name="P6">…</text:p>
      <text:p text:style-name="P6"/>
      <text:p text:style-name="P6"/>
      <text:p text:style-name="P9"/>
      <text:p text:style-name="P10">[BG The Crimson Room]</text:p>
      <text:p text:style-name="P6"/>
      <text:p text:style-name="P6"/>
      <text:p text:style-name="P6">Once again, I was brought to that same room from before. </text:p>
      <text:p text:style-name="P6"/>
      <text:p text:style-name="P6">The devil made me have another bath and change into the white robe I had on so I could sit on the bed. </text:p>
      <text:p text:style-name="P6"/>
      <text:p text:style-name="P6">After that, he sat on an extravagant armchair reading and signing a pile of papers a demon had brought him while I was bathing.</text:p>
      <text:p text:style-name="P6"/>
      <text:p text:style-name="P6">There was a knock at the door and a demon in butler attire came in with a long table and on top, various silver plates filled with all kinds of food.</text:p>
      <text:p text:style-name="P6"/>
      <text:p text:style-name="P6">OR’ATH:</text:p>
      <text:p text:style-name="P6">“Eat all you want.”</text:p>
      <text:p text:style-name="P6"/>
      <text:p text:style-name="P6">I wanted to refuse, but the smell of everything that was on the table won over my strength and rationality. I end up devouring every dish like a wild creature.</text:p>
      <text:p text:style-name="P6"/>
      <text:p text:style-name="P6">FHAERTA: </text:p>
      <text:p text:style-name="P6">(Why is he doing all of that? Is this his method? Pampering his victims first before he kills them? Or is this his way of making me feel like I owe him…?)</text:p>
      <text:p text:style-name="P6"/>
      <text:p text:style-name="P6">FHAERTA: </text:p>
      <text:p text:style-name="P6">(...Oh.)</text:p>
      <text:p text:style-name="P6"/>
      <text:p text:style-name="P6">FHAERTA: </text:p>
      <text:p text:style-name="P6">(I think I understand it now.)</text:p>
      <text:p text:style-name="P6"/>
      <text:p text:style-name="P6">After I was done eating and drinking all the wine, I glanced at him who was still occupied with the papers, although the pile had decreased significantly. </text:p>
      <text:p text:style-name="P6"/>
      <text:p text:style-name="P6">I get out of the bed and kneel down before him, moving my head closer to his crotch.</text:p>
      <text:p text:style-name="P6"/>
      <text:p text:style-name="P6">OR’ATH:</text:p>
      <text:p text:style-name="P6">“Wha- Oh. So now you’re feeling like <text:span text:style-name="T15">repaying</text:span> for my kind hospitality. How earnest.” </text:p>
      <text:p text:style-name="P6"/>
      <text:p text:style-name="P6">He puts the paper aside and brushes the hair out of my face. <text:s/></text:p>
      <text:p text:style-name="P6"/>
      <text:p text:style-name="P6">OR’ATH:</text:p>
      <text:p text:style-name="P6">“Go on.”</text:p>
      <text:p text:style-name="P6"/>
      <text:p text:style-name="P6"><text:soft-page-break/>The skin of his cock was scaly and rough and the abnormity began twitching in front of my eyes, doubling in size.</text:p>
      <text:p text:style-name="P6"/>
      <text:p text:style-name="P6">FHAERTA: </text:p>
      <text:p text:style-name="P6">(There’s no way this thing will fit inside my mouth…)</text:p>
      <text:p text:style-name="P6"/>
      <text:p text:style-name="P6">I start licking it from the base and up, covering it with my saliva and wrapping my mouth around the head.</text:p>
      <text:p text:style-name="P6"/>
      <text:p text:style-name="P6">I looked at him who kept staring intently at me while holding the hair out of my face.</text:p>
      <text:p text:style-name="P6"/>
      <text:p text:style-name="P6">FHAERTA: </text:p>
      <text:p text:style-name="P6">(He looks kinda annoyed… Is this not good?)</text:p>
      <text:p text:style-name="P6"/>
      <text:p text:style-name="P6">Then, he pulls my head away abruptly.</text:p>
      <text:p text:style-name="P6"/>
      <text:p text:style-name="P6">OR’ATH:</text:p>
      <text:p text:style-name="P6">“...That’s enough. Go rest. I still have work to finish.”</text:p>
      <text:p text:style-name="P6"/>
      <text:p text:style-name="P6">FHAERTA: </text:p>
      <text:p text:style-name="P6">“...Your Majesty… Why don’t you kill me? Shouldn't this be a piece of cake to you?”</text:p>
      <text:p text:style-name="P6"/>
      <text:p text:style-name="P6">OR’ATH:</text:p>
      <text:p text:style-name="P6">“I’ll kill you when I wish to do so. If you’re still not satisfied, you’re free to drown yourself in that bathtub.”</text:p>
      <text:p text:style-name="P6"/>
      <text:p text:style-name="P6">FHAERTA: </text:p>
      <text:p text:style-name="P6">(Drown myself…?)</text:p>
      <text:p text:style-name="P6"/>
      <text:p text:style-name="P6">FHAERTA: </text:p>
      <text:p text:style-name="P6">(Yeah… Maybe…)</text:p>
      <text:p text:style-name="P6"/>
      <text:p text:style-name="P6">FHAERTA: </text:p>
      <text:p text:style-name="P6">(Even if he’s already dead and I’m free to go, it’s not like I would ever be able to function like a normal person anymore.)</text:p>
      <text:p text:style-name="P6"/>
      <text:p text:style-name="P6">FHAERTA: </text:p>
      <text:p text:style-name="P6">(I don’t know how to do anything. I can’t cook. I can’t hunt. I can’t write. I can’t read. I’m a hopeless shit.)</text:p>
      <text:p text:style-name="P6"/>
      <text:p text:style-name="P6">FHAERTA: </text:p>
      <text:p text:style-name="P6">(I would end up being just another slave again…)</text:p>
      <text:p text:style-name="P6"/>
      <text:p text:style-name="P6"><text:soft-page-break/>I stand up by the bathtub and stare down at the water.</text:p>
      <text:p text:style-name="P6"/>
      <text:p text:style-name="P9">[insert pic of the bathtub with water]</text:p>
      <text:p text:style-name="P6"/>
      <text:p text:style-name="P6">FHAERTA: </text:p>
      <text:p text:style-name="P6">(I have to sit, lie down…)</text:p>
      <text:p text:style-name="P6"/>
      <text:p text:style-name="P6">FHAERTA: </text:p>
      <text:p text:style-name="P6">(It’s cold.)</text:p>
      <text:p text:style-name="P6"/>
      <text:p text:style-name="P6">FHAERTA: </text:p>
      <text:p text:style-name="P6">(How do I do it? Do I need to hold my breath? Gulp down the water?)</text:p>
      <text:p text:style-name="P6"/>
      <text:p text:style-name="P6">FHAERTA:</text:p>
      <text:p text:style-name="P6">(...)</text:p>
      <text:p text:style-name="P6"/>
      <text:p text:style-name="P6">FHAERTA: </text:p>
      <text:p text:style-name="P6">(I can’t…)</text:p>
      <text:p text:style-name="P6"/>
      <text:p text:style-name="P6">FHAERTA: </text:p>
      <text:p text:style-name="P6">(Is the devil magically restraining me?)</text:p>
      <text:p text:style-name="P6"/>
      <text:p text:style-name="P9">[show orath sprite]</text:p>
      <text:p text:style-name="P6"/>
      <text:p text:style-name="P6">FHAERTA: </text:p>
      <text:p text:style-name="P6">(No… He’s just flipping through pages of paper. I can move just fine.)</text:p>
      <text:p text:style-name="P6"/>
      <text:p text:style-name="P6">FHAERTA: </text:p>
      <text:p text:style-name="P6">(It’s me. I’m the one who can’t bring myself to do it.)</text:p>
      <text:p text:style-name="P6"/>
      <text:p text:style-name="P6">FHAERTA: </text:p>
      <text:p text:style-name="P6">(I’m truly hopeless. No courage to take my own life, no will to live.)</text:p>
      <text:p text:style-name="P6"/>
      <text:p text:style-name="P6">I try my best to hold in the tears forming at the corner of my eyes.</text:p>
      <text:p text:style-name="P6"/>
      <text:p text:style-name="P6">FHAERTA: </text:p>
      <text:p text:style-name="P6">(Stop. Crying! Damn it!!!)</text:p>
      <text:p text:style-name="P6"/>
      <text:p text:style-name="P6">I fail at holding a sniff in and fall apart in tears.</text:p>
      <text:p text:style-name="P6"/>
      <text:p text:style-name="P6">FHAERTA:</text:p>
      <text:p text:style-name="P6">“*sniff*”</text:p>
      <text:p text:style-name="P6"/>
      <text:p text:style-name="P6"><text:soft-page-break/>OR’ATH:</text:p>
      <text:p text:style-name="P6">“...What a coward.”</text:p>
      <text:p text:style-name="P6"/>
      <text:p text:style-name="P6">He crouched down next to me and dragged me out by the arm.</text:p>
      <text:p text:style-name="P6"/>
      <text:p text:style-name="P6">FHAERTA: </text:p>
      <text:p text:style-name="P6">“I’m sorry- *sniff*! I’m useless… *weep*”</text:p>
      <text:p text:style-name="P6"/>
      <text:p text:style-name="P6">OR’ATH:</text:p>
      <text:p text:style-name="P6">“Although it was cowardly of you to go back on what you started, it is also an honourable decision to keep on living.”</text:p>
      <text:p text:style-name="P6"/>
      <text:p text:style-name="P6">OR’ATH:</text:p>
      <text:p text:style-name="P6">“Either way, well done. Looks like you’re not that eager to die after all.”</text:p>
      <text:p text:style-name="P6"/>
      <text:p text:style-name="P6">OR’ATH:</text:p>
      <text:p text:style-name="P6">“I wonder what I’ll do with you. As you said, you’re pretty useless to me. From your memories, you’re not even literate so I can’t give books for you to entertain yourself. You’re being a nuisance.”</text:p>
      <text:p text:style-name="P6"/>
      <text:p text:style-name="P6">FHAERTA: </text:p>
      <text:p text:style-name="P6">“*hic* S-Sorry.”</text:p>
      <text:p text:style-name="P6"/>
      <text:p text:style-name="P6">OR’ATH:</text:p>
      <text:p text:style-name="P6">“*sigh* What do you like to do?”</text:p>
      <text:p text:style-name="P6"/>
      <text:p text:style-name="P6">FHAERTA: </text:p>
      <text:p text:style-name="P6">“I…*hic* I don’t know.”</text:p>
      <text:p text:style-name="P6"/>
      <text:p text:style-name="P6">OR’ATH:</text:p>
      <text:p text:style-name="P6">“Awesome. Just the answer I was expecting. *sigh* …You know what? You should learn how to read. I’ll have a slave teach you.”</text:p>
      <text:p text:style-name="P6"/>
      <text:p text:style-name="P6">The devil summons a demon in formal attire holding a suitcase and a mini blackboard. </text:p>
      <text:p text:style-name="P6"/>
      <text:p text:style-name="P6">OR’ATH:</text:p>
      <text:p text:style-name="P6">“You better learn how to read decently in one month or else I’m dropping you somewhere in the peripheries of the above.”</text:p>
      <text:p text:style-name="P6"/>
      <text:p text:style-name="P6">I wipe my tears and rub the snot out of my nose.</text:p>
      <text:p text:style-name="P6"/>
      <text:p text:style-name="P6">FHAERTA: </text:p>
      <text:p text:style-name="P6">“I’ll-! I’ll study hard.”</text:p>
      <text:p text:style-name="P6"><text:soft-page-break/></text:p>
      <text:p text:style-name="P6">OR’ATH:</text:p>
      <text:p text:style-name="P6">“Clean yourself. And change your clothes too. Show your new teacher some respect.”</text:p>
      <text:p text:style-name="P6"/>
      <text:p text:style-name="P6">He turns his back to me and leaves. </text:p>
      <text:p text:style-name="P6"/>
      <text:p text:style-name="P6">FHAERTA: </text:p>
      <text:p text:style-name="P6">(I don’t understand him at all.)</text:p>
      <text:p text:style-name="P6"/>
      <text:p text:style-name="P6">I dried myself with a towel and changed into a silk gown I found inside the closet.</text:p>
      <text:p text:style-name="P6"/>
      <text:p text:style-name="P6">The demon ahems and adjusts his glasses.</text:p>
      <text:p text:style-name="P6"/>
      <text:p text:style-name="P6">DEMON TEACHER:</text:p>
      <text:p text:style-name="P6">“Pay attention.”</text:p>
      <text:p text:style-name="P6"/>
      <text:p text:style-name="P6">He gives me an empty notebook, a pencil and picks up a bunch of flashcards with coloured pictures.</text:p>
      <text:p text:style-name="P6"/>
      <text:p text:style-name="P6">DEMON TEACHER:</text:p>
      <text:p text:style-name="P6">“This is the first letter you will learn. We use it to write the word ‘devil’. Memorise it.”</text:p>
      <text:p text:style-name="P6"/>
      <text:p text:style-name="P6">FHAERTA: </text:p>
      <text:p text:style-name="P6">“Yes, sir.”</text:p>
      <text:p text:style-name="P6"/>
      <text:p text:style-name="P6">Just like that, I started studying everyday and progressing very fast. At least once per day, the devil would come check on me, but he wouldn't say much and would leave rather quickly.</text:p>
      <text:p text:style-name="P6"/>
      <text:p text:style-name="P9">[time skip, fade to black]</text:p>
      <text:p text:style-name="P6">… </text:p>
      <text:p text:style-name="P6"/>
      <text:p text:style-name="P6"/>
      <text:p text:style-name="P6">FHAERTA: </text:p>
      <text:p text:style-name="P6">“Mr. Demon, what’s written here? Is it ‘acknowledged’?”</text:p>
      <text:p text:style-name="P6"/>
      <text:p text:style-name="P6">I showed him a word in a book he asked me to read out loud.</text:p>
      <text:p text:style-name="P6"/>
      <text:p text:style-name="P6">DEMON TEACHER:</text:p>
      <text:p text:style-name="P6">“Yes, you read it correctly.”</text:p>
      <text:p text:style-name="P6"/>
      <text:p text:style-name="P6">FHAERTA: </text:p>
      <text:p text:style-name="P6">“Great!”</text:p>
      <text:p text:style-name="P6"/>
      <text:p text:style-name="P6"><text:soft-page-break/>FHAERTA: </text:p>
      <text:p text:style-name="P6">“Hey, Mr. Demon, since today is your last day teaching me, I wrote you a thank you letter. Here. My handwriting is a little wobbly, but I made sure everything was correct!”</text:p>
      <text:p text:style-name="P6"/>
      <text:p text:style-name="P6">The demon adjusted his glasses and took the letter from my hands. </text:p>
      <text:p text:style-name="P6"/>
      <text:p text:style-name="P6">DEMON TEACHER:</text:p>
      <text:p text:style-name="P6">“Hmm… Indeed. It’s a perfect letter. There are no mistakes.”</text:p>
      <text:p text:style-name="P6"/>
      <text:p text:style-name="P6">FHAERTA: </text:p>
      <text:p text:style-name="P6">“Yes! It was all thanks to your guidance!”</text:p>
      <text:p text:style-name="P6"/>
      <text:p text:style-name="P6">FHAERTA: </text:p>
      <text:p text:style-name="P6">“Also… Would you teach me how to say something in Infernal?”</text:p>
      <text:p text:style-name="P6"/>
      <text:p text:style-name="P20"><text:span text:style-name="T13">[time skip, fade to black]</text:span></text:p>
      <text:h text:style-name="P4" text:outline-level="1">CHAPTER 3</text:h>
      <text:p text:style-name="P9">[BG: Or’ath’s castle – Throne hall]</text:p>
      <text:p text:style-name="P9"/>
      <text:p text:style-name="P9"/>
      <text:p text:style-name="P6">I walk slowly through the huge hall of the castle where his throne lies at the far end of it. He was sitting in a pretty laid back position, resting his head on his hand.</text:p>
      <text:p text:style-name="P6"/>
      <text:p text:style-name="P6">OR’ATH:</text:p>
      <text:p text:style-name="P6">“You’re aware of what will happen in case you fail, I assume?”</text:p>
      <text:p text:style-name="P6"/>
      <text:p text:style-name="P6">FHAERTA: </text:p>
      <text:p text:style-name="P6">“Yes.”</text:p>
      <text:p text:style-name="P6"/>
      <text:p text:style-name="P6">OR’ATH:</text:p>
      <text:p text:style-name="P6">“Hm. Read me the first chapter of this book. ”</text:p>
      <text:p text:style-name="P6"/>
      <text:p text:style-name="P6">He throws a dusty book in my direction and I catch it clumsily.</text:p>
      <text:p text:style-name="P6"/>
      <text:p text:style-name="P6">FHAERTA: </text:p>
      <text:p text:style-name="P6">(I don’t know this title. But I’ll do just fine! Mr. Demon said so.)</text:p>
      <text:p text:style-name="P6"/>
      <text:p text:style-name="P6">I open the book and flip the first few pages till I reach the first chapter.</text:p>
      <text:p text:style-name="P6"/>
      <text:p text:style-name="P6">I take a deep breath.</text:p>
      <text:p text:style-name="P6"/>
      <text:p text:style-name="P6">FHAERTA:</text:p>
      <text:p text:style-name="P6">“Chapter one.”</text:p>
      <text:p text:style-name="P6"/>
      <text:p text:style-name="P6">I begin reading.</text:p>
      <text:p text:style-name="P6"/>
      <text:p text:style-name="P6">Line after line, I’m having no trouble pronouncing any word. Somehow, a certain pride grew inside me at every paragraph I finished. </text:p>
      <text:p text:style-name="P6"/>
      <text:p text:style-name="P6">Till…</text:p>
      <text:p text:style-name="P6"/>
      <text:p text:style-name="P6">I’m still reading and I catch a word in the next line I’ve never seen before and have no idea what it means nor how to pronounce it. </text:p>
      <text:p text:style-name="P6"/>
      <text:p text:style-name="P6">I guessed the pronunciation, hoping it was right, and continued reading.</text:p>
      <text:p text:style-name="P6"/>
      <text:p text:style-name="P6">OR’ATH:</text:p>
      <text:p text:style-name="P6"><text:soft-page-break/>“Stop there. Repeat the last paragraph.”</text:p>
      <text:p text:style-name="P6"/>
      <text:p text:style-name="P6">FHAERTA: </text:p>
      <text:p text:style-name="P6">(Oh, no. He noticed.)</text:p>
      <text:p text:style-name="P6"/>
      <text:p text:style-name="P6">Trying to hide my nervousness, I do as he said.</text:p>
      <text:p text:style-name="P6"/>
      <text:p text:style-name="P19"><text:span text:style-name="T13">This time, I decide…</text:span></text:p>
      <text:h text:style-name="P5" text:outline-level="2">2) CHOOSE:</text:h>
      <text:p text:style-name="P15">A. to change the pronunciation.</text:p>
      <text:p text:style-name="P15">B. not to change the pronunciation.</text:p>
      <text:p text:style-name="P6"/>
      <text:p text:style-name="P6"/>
      <text:p text:style-name="P14">A) <text:s/>to change the pronunciation.</text:p>
      <text:p text:style-name="P14"/>
      <text:p text:style-name="P6">FHAERTA: </text:p>
      <text:p text:style-name="P12">(I think I pronounced the last syllable wrong, so I’ll read it differently.)</text:p>
      <text:p text:style-name="P12"/>
      <text:p text:style-name="P12">I go through the paragraph again.</text:p>
      <text:p text:style-name="P12"/>
      <text:p text:style-name="P6">OR’ATH:</text:p>
      <text:p text:style-name="P12">“Hold on there. You read that word differently than before. Why did you do that?”</text:p>
      <text:p text:style-name="P12"/>
      <text:p text:style-name="P17"><text:span text:style-name="T12">FHAERTA:</text:span><text:span text:style-name="T14"> </text:span></text:p>
      <text:p text:style-name="P12">“I… I thought that I read it wrong because you asked me to read it again.”</text:p>
      <text:p text:style-name="P12"/>
      <text:p text:style-name="P6">OR’ATH:</text:p>
      <text:p text:style-name="P12">“No. I just wanted to hear you read that part again.” </text:p>
      <text:p text:style-name="P12"/>
      <text:p text:style-name="P6">OR’ATH:</text:p>
      <text:p text:style-name="P12">“...So you were unsure of how to pronounce it, hm?”</text:p>
      <text:p text:style-name="P12"/>
      <text:p text:style-name="P6">FHAERTA: </text:p>
      <text:p text:style-name="P12">(I’m done for.)</text:p>
      <text:p text:style-name="P12"/>
      <text:p text:style-name="P12">He frowned his brows and thought for a few seconds.</text:p>
      <text:p text:style-name="P12"/>
      <text:p text:style-name="P6">OR’ATH:</text:p>
      <text:p text:style-name="P12">“But I won’t pick on you because of a single word. Continue reading.” </text:p>
      <text:p text:style-name="P12"/>
      <text:p text:style-name="P12">He leaned back against the cushion of his throne and motioned with his hand for me to continue.</text:p>
      <text:p text:style-name="P12"/>
      <text:p text:style-name="P12">I reached the end of the chapter with no problems after that and closed the book.</text:p>
      <text:p text:style-name="P12"/>
      <text:p text:style-name="P6">OR’ATH:</text:p>
      <text:p text:style-name="P12">“You did great. I’m proud of your hard work.” </text:p>
      <text:p text:style-name="P12"/>
      <text:p text:style-name="P17"><text:span text:style-name="T12">FHAERTA:</text:span><text:span text:style-name="T14"> </text:span></text:p>
      <text:p text:style-name="P12">“T-Thank you (Infernal).”</text:p>
      <text:p text:style-name="P12"><text:soft-page-break/></text:p>
      <text:p text:style-name="P6">OR’ATH: </text:p>
      <text:p text:style-name="P12">“Oh. You went out of your way to learn something in my language?”</text:p>
      <text:p text:style-name="P12"/>
      <text:p text:style-name="P12">A smile grew on his face.</text:p>
      <text:p text:style-name="P6"/>
      <text:p text:style-name="P6">OR’ATH: </text:p>
      <text:p text:style-name="P12">“Very interesting. Expect a reward later. You’re dismissed.”</text:p>
      <text:p text:style-name="P12"/>
      <text:p text:style-name="P12">As soon as he finishes that sentence, two demons accompany me outside the hall and back to that bedroom.</text:p>
      <text:p text:style-name="P12"/>
      <text:p text:style-name="P12"/>
      <text:p text:style-name="P12"/>
      <text:p text:style-name="P14">B) not to change the pronunciation.</text:p>
      <text:p text:style-name="P14"/>
      <text:p text:style-name="P6">FHAERTA:</text:p>
      <text:p text:style-name="P12">(I’m still unsure, but I don’t want to show my uncertainty so I’ll read it the same way as before.)</text:p>
      <text:p text:style-name="P12"/>
      <text:p text:style-name="P12">I keep on reading till the end of the chapter. After that paragraph, there was no interruption and he remained very calm, listening to me with his eyes closed.</text:p>
      <text:p text:style-name="P12"/>
      <text:p text:style-name="P12">I exhaled the air I was holding in when I enunciated the last word.</text:p>
      <text:p text:style-name="P12"/>
      <text:p text:style-name="P6">OR’ATH: </text:p>
      <text:p text:style-name="P12">“...Very good. Come here.”</text:p>
      <text:p text:style-name="P12"/>
      <text:p text:style-name="P12">I close the book and head towards the throne, lowering my head in respect.</text:p>
      <text:p text:style-name="P12"/>
      <text:p text:style-name="P12">As soon as I did that, he gently caressed the top of my head.</text:p>
      <text:p text:style-name="P12"/>
      <text:p text:style-name="P17"><text:span text:style-name="T12">OR’ATH:</text:span><text:span text:style-name="T14"> </text:span></text:p>
      <text:p text:style-name="P12">“You did an excellent job. What a very good girl… I’m proud of what you accomplished.”</text:p>
      <text:p text:style-name="P12"/>
      <text:p text:style-name="P17"><text:span text:style-name="T12">FHAERTA:</text:span><text:span text:style-name="T14"> </text:span></text:p>
      <text:p text:style-name="P12">“T-Thank you. (spoken in Infernal)”</text:p>
      <text:p text:style-name="P12"/>
      <text:p text:style-name="P6">OR’ATH:</text:p>
      <text:p text:style-name="P12">“Hah! As if you couldn’t surprise me any more, you learned a word in my language. I shall give you a nice reward later.” </text:p>
      <text:p text:style-name="P6"/>
      <text:p text:style-name="P6">FHAERTA: </text:p>
      <text:p text:style-name="P12"><text:soft-page-break/>(Somehow, it makes me happy to be praised by him.)</text:p>
      <text:p text:style-name="P12"/>
      <text:p text:style-name="P12">The devil tucks a few hair strands behind my ear and pats my head once again. Then, he states something in Infernal and two demons accompany me outside the hall and back to that bedroom.</text:p>
      <text:p text:style-name="P6"/>
      <text:p text:style-name="P6"/>
      <text:p text:style-name="P10">[BG: The Crimson Room]</text:p>
      <text:p text:style-name="P9"/>
      <text:p text:style-name="P9"/>
      <text:p text:style-name="P11">*door shut sound*</text:p>
      <text:p text:style-name="P6"/>
      <text:p text:style-name="P6">FHAERTA: </text:p>
      <text:p text:style-name="P6">”Phew! What a relief! I managed to do this!”</text:p>
      <text:p text:style-name="P6"/>
      <text:p text:style-name="P6">FHAERTA: </text:p>
      <text:p text:style-name="P6">“I feel so happy knowing that I can read any book now! And write! I could even get a job somehow if I go-”</text:p>
      <text:p text:style-name="P6"/>
      <text:p text:style-name="P6">FHAERTA: </text:p>
      <text:p text:style-name="P6">(-back.)</text:p>
      <text:p text:style-name="P6"/>
      <text:p text:style-name="P6">FHAERTA: </text:p>
      <text:p text:style-name="P6">(...)</text:p>
      <text:p text:style-name="P6"/>
      <text:p text:style-name="P6">FHAERTA: </text:p>
      <text:p text:style-name="P6">(There’s no way I would be able to go back. He wouldn’t be so dumb as to let me leave. Even if I have no actual heart <text:s/>I still have a soul he could absorb.)</text:p>
      <text:p text:style-name="P6"/>
      <text:p text:style-name="P6">FHAERTA: </text:p>
      <text:p text:style-name="P6">(And…)</text:p>
      <text:p text:style-name="P6"/>
      <text:p text:style-name="P6">FHAERTA: </text:p>
      <text:p text:style-name="P6">(I also…don’t want to leave.)</text:p>
      <text:p text:style-name="P6"/>
      <text:p text:style-name="P6">FHAERTA: </text:p>
      <text:p text:style-name="P6">(It’s weird. I’m supposed to hate this place. But everyday I can sleep without interruptions, I can have warm baths, delicious food and…he doesn’t assault me.)</text:p>
      <text:p text:style-name="P6"/>
      <text:p text:style-name="P6">FHAERTA: </text:p>
      <text:p text:style-name="P6">(I have no idea of how long I’ve spent here, but I already feel attached.)</text:p>
      <text:p text:style-name="P6"/>
      <text:p text:style-name="P6">FHAERTA: </text:p>
      <text:p text:style-name="P6">(I think I’ll write about today in my diary.)</text:p>
      <text:p text:style-name="P6"/>
      <text:p text:style-name="P6">FHAERTA: </text:p>
      <text:p text:style-name="P6">(Mr. Demon gave me this pocket notebook so I could start practising my writing skills.)</text:p>
      <text:p text:style-name="P6"/>
      <text:p text:style-name="P6">FHAERTA: </text:p>
      <text:p text:style-name="P6">(In the first pages my handwriting is so ugly. I’ve really improved a lot.)</text:p>
      <text:p text:style-name="P6"><text:soft-page-break/></text:p>
      <text:p text:style-name="P6">FHAERTA: </text:p>
      <text:p text:style-name="P6">(These days I’ve been feeling strangely happy… I wonder if I’m allowed to have these feelings.)</text:p>
      <text:p text:style-name="P6"/>
      <text:p text:style-name="P6">…</text:p>
      <text:p text:style-name="P6"/>
      <text:p text:style-name="P6">FHAERTA: </text:p>
      <text:p text:style-name="P6">(I’m bored…)</text:p>
      <text:p text:style-name="P6"/>
      <text:p text:style-name="P6">FHAERTA:</text:p>
      <text:p text:style-name="P6">(I have no idea about the passage of time in this place…)</text:p>
      <text:p text:style-name="P6"/>
      <text:p text:style-name="P6">FHAERTA:</text:p>
      <text:p text:style-name="P6">(There’s no day or night, it’s always dark red and the moon up there, if it is a moon, doesn’t move at all.)</text:p>
      <text:p text:style-name="P6"/>
      <text:p text:style-name="P6">I try to entertain myself by tidying up the room and organising the scattered books on the shelves.</text:p>
      <text:p text:style-name="P6"/>
      <text:p text:style-name="P6">FHAERTA: </text:p>
      <text:p text:style-name="P6">(Should I organise them in alphabetical order? Or by colour?)</text:p>
      <text:p text:style-name="P6"/>
      <text:p text:style-name="P6">… </text:p>
      <text:p text:style-name="P6"/>
      <text:p text:style-name="P6">I lie down on the bed.</text:p>
      <text:p text:style-name="P6"/>
      <text:p text:style-name="P6">FHAERTA: </text:p>
      <text:p text:style-name="P6">“Phew! I’m done. It’s all nice and clean here now. I want to show him and see what he says!”</text:p>
      <text:p text:style-name="P6"/>
      <text:p text:style-name="P6">FHAERTA: </text:p>
      <text:p text:style-name="P6">“I wonder when he will come…”</text:p>
      <text:p text:style-name="P6"/>
      <text:p text:style-name="P6">The door opens. </text:p>
      <text:p text:style-name="P6"/>
      <text:p text:style-name="P11">*door creaking sound*</text:p>
      <text:p text:style-name="P6"/>
      <text:p text:style-name="P6">FHAERTA: </text:p>
      <text:p text:style-name="P6">(It’s him!)</text:p>
      <text:p text:style-name="P6"/>
      <text:p text:style-name="P6">I turn around in an instant, but find a demon in butler’s clothes with a tray on his hand.</text:p>
      <text:p text:style-name="P6"/>
      <text:p text:style-name="P6">FHAERTA: </text:p>
      <text:p text:style-name="P6">(Oh. It’s dinner time.)</text:p>
      <text:p text:style-name="P6"><text:soft-page-break/></text:p>
      <text:p text:style-name="P6">I pick up the tray and thank him.</text:p>
      <text:p text:style-name="P6"/>
      <text:p text:style-name="P6">FHAERTA: </text:p>
      <text:p text:style-name="P6">(...Every demon here has a specific clothing, although I’m not sure it’s necessary… I guess he likes dressing up his subjects?)</text:p>
      <text:p text:style-name="P6"/>
      <text:p text:style-name="P6">FHAERTA: </text:p>
      <text:p text:style-name="P6">(Also, they are very obedient and tame, almost as if they're domesticated.)</text:p>
      <text:p text:style-name="P6"/>
      <text:p text:style-name="P6">He stands by the door, watching over me while I eat.</text:p>
      <text:p text:style-name="P6"/>
      <text:p text:style-name="P6">Not too long after dinner, the door opens again and this time-</text:p>
      <text:p text:style-name="P6"/>
      <text:p text:style-name="P6">FHAERTA: </text:p>
      <text:p text:style-name="P6">“Your Majesty!”</text:p>
      <text:p text:style-name="P6"/>
      <text:p text:style-name="P6">I stand up to greet him at the door.</text:p>
      <text:p text:style-name="P6"/>
      <text:p text:style-name="P6">OR’ATH:</text:p>
      <text:p text:style-name="P6">“Seems like someone was excited to see me. That’s certainly unusual.”</text:p>
      <text:p text:style-name="P6"/>
      <text:p text:style-name="P6">FHAERTA: </text:p>
      <text:p text:style-name="P6">“Um…”</text:p>
      <text:p text:style-name="P6"/>
      <text:p text:style-name="P6">OR’ATH:</text:p>
      <text:p text:style-name="P6">“Is it because I told you there would be a reward?”</text:p>
      <text:p text:style-name="P6"/>
      <text:p text:style-name="P6">FHAERTA: </text:p>
      <text:p text:style-name="P6">“No! I wasn’t thinking about the reward, I just wanted to see-!”</text:p>
      <text:p text:style-name="P6"/>
      <text:p text:style-name="P6">OR’ATH:</text:p>
      <text:p text:style-name="P6">“-Me?”</text:p>
      <text:p text:style-name="P6"/>
      <text:p text:style-name="P6">I look down and nod in embarrassment.</text:p>
      <text:p text:style-name="P6"/>
      <text:p text:style-name="P6">The devil lets out a laugh.</text:p>
      <text:p text:style-name="P6"/>
      <text:p text:style-name="P6">OR’ATH:</text:p>
      <text:p text:style-name="P6">“Are you a puppy?”</text:p>
      <text:p text:style-name="P6"/>
      <text:p text:style-name="P6">OR’ATH:</text:p>
      <text:p text:style-name="P6">Waiting for me to come… Wanting to see me…”</text:p>
      <text:p text:style-name="P6"><text:soft-page-break/></text:p>
      <text:p text:style-name="P6">He brushes the hair of my face and tucks it behind my ear. </text:p>
      <text:p text:style-name="P6"/>
      <text:p text:style-name="P6">OR’ATH:</text:p>
      <text:p text:style-name="P6">“My puppy...”</text:p>
      <text:p text:style-name="P6"/>
      <text:p text:style-name="P6">His eyes glowed as he said these words with a grin.</text:p>
      <text:p text:style-name="P6"/>
      <text:p text:style-name="P6">OR’ATH:</text:p>
      <text:p text:style-name="P6">“Let us talk about your reward.” </text:p>
      <text:p text:style-name="P6"/>
      <text:p text:style-name="P6">OR’ATH:</text:p>
      <text:p text:style-name="P6">“I know that women like to indulge in vanity… and I assume you weren’t so lucky as to have been able to enjoy this benefit.”</text:p>
      <text:p text:style-name="P6"/>
      <text:p text:style-name="P6">OR’ATH:</text:p>
      <text:p text:style-name="P6">“Therefore, because you have been a very obedient girl, I decided to reward you with these gifts.”</text:p>
      <text:p text:style-name="P6"/>
      <text:p text:style-name="P6">He looks to the door in which a few demons dressed in suits come from holding various dresses, jewellery, accessories and shoes. They leave soon after placing them all on top of the bed.</text:p>
      <text:p text:style-name="P6"/>
      <text:p text:style-name="P6">FHAERTA: </text:p>
      <text:p text:style-name="P6">(By the Hells!)</text:p>
      <text:p text:style-name="P6"/>
      <text:p text:style-name="P6">OR’ATH:</text:p>
      <text:p text:style-name="P6">“You may try and choose the pieces you like the most and keep them for yourself.”</text:p>
      <text:p text:style-name="P6"/>
      <text:p text:style-name="P6">OR’ATH:</text:p>
      <text:p text:style-name="P6">“However! Before that, you need some grooming. Let’s have your hair, nails and some makeup done.”</text:p>
      <text:p text:style-name="P6"/>
      <text:p text:style-name="P6">He snaps his finger and a stylish demon appears along with a mirror and a hydraulic chair. </text:p>
      <text:p text:style-name="P6"/>
      <text:p text:style-name="P6">OR’ATH:</text:p>
      <text:p text:style-name="P6">“Sit there and let my servant do its thing. While I’ll sit here and get some work done.”</text:p>
      <text:p text:style-name="P6"/>
      <text:p text:style-name="P6">The demon began brushing my hair and dividing it into sections.</text:p>
      <text:p text:style-name="P6"/>
      <text:p text:style-name="P6">FHAERTA: </text:p>
      <text:p text:style-name="P6">(Even though it has claws, it doesn’t scratch me and it actually feels so nice having my hair brushed...)</text:p>
      <text:p text:style-name="P6"/>
      <text:p text:style-name="P6">…</text:p>
      <text:p text:style-name="P6"><text:soft-page-break/></text:p>
      <text:p text:style-name="P6">FHAERTA: </text:p>
      <text:p text:style-name="P6">“Whoa…”</text:p>
      <text:p text:style-name="P6"/>
      <text:p text:style-name="P6">I look at the figure in front of the mirror and struggle to recognise it as myself.</text:p>
      <text:p text:style-name="P6"/>
      <text:p text:style-name="P6"/>
      <text:p text:style-name="P11">[insert cg of her looking at the mirror with the dress on and Or’ath behind her]</text:p>
      <text:p text:style-name="P11"/>
      <text:p text:style-name="P12">(description: My hair was shiny and tied in a half bun decorated with golden flower hair pins. My nails were painted a glossy red.</text:p>
      <text:p text:style-name="P12"/>
      <text:p text:style-name="P12">My face looked plump and alive. There was glitter on my eyelids, my cheeks pink and my lips a cherry red. Green dress with gold.)</text:p>
      <text:p text:style-name="P12"/>
      <text:p text:style-name="P6"/>
      <text:p text:style-name="P6">FHAERTA: </text:p>
      <text:p text:style-name="P6">(I look so…beautiful.)</text:p>
      <text:p text:style-name="P6"/>
      <text:p text:style-name="P6">OR’ATH:</text:p>
      <text:p text:style-name="P6">“Enjoying what you see?”</text:p>
      <text:p text:style-name="P6"/>
      <text:p text:style-name="P6">The devil approached from behind and put his hand on my shoulder.</text:p>
      <text:p text:style-name="P6"/>
      <text:p text:style-name="P6">FHAERTA: </text:p>
      <text:p text:style-name="P6">“Yes! Very much! Thank you for this, your Majesty!”</text:p>
      <text:p text:style-name="P6"/>
      <text:p text:style-name="P6">OR’ATH:</text:p>
      <text:p text:style-name="P6">“Let’s go for a walk. I want all my servants to see you.”</text:p>
      <text:p text:style-name="P6"/>
      <text:p text:style-name="P6"/>
      <text:p text:style-name="P9">[BG: Or’ath’s castle – Throne hall]</text:p>
      <text:p text:style-name="P6"/>
      <text:p text:style-name="P6"/>
      <text:p text:style-name="P6">He takes my hand and brings me through the long halls of his castle.</text:p>
      <text:p text:style-name="P6"/>
      <text:p text:style-name="P6">Everything is so extravagant and luxurious. I bet not even the wealthiest up there could measure up to this… </text:p>
      <text:p text:style-name="P6"/>
      <text:p text:style-name="P6">We reach a balcony at the highest floor of the tower in this castle.</text:p>
      <text:p text:style-name="P6"/>
      <text:p text:style-name="P6"/>
      <text:p text:style-name="P9">[BG: Or’ath’s kingdom]</text:p>
      <text:p text:style-name="P6"><text:soft-page-break/></text:p>
      <text:p text:style-name="P6"/>
      <text:p text:style-name="P6">FHAERTA: </text:p>
      <text:p text:style-name="P6">“The view…it’s stunning!”</text:p>
      <text:p text:style-name="P6"/>
      <text:p text:style-name="P6">FHAERTA:</text:p>
      <text:p text:style-name="P6">(We’re so high. I can see everything. A bunch of demons and fiends flying everywhere, lava flowing down like waterfalls, buildings forming enormous cities and many bridges.)</text:p>
      <text:p text:style-name="P6"/>
      <text:p text:style-name="P6">OR’ATH:</text:p>
      <text:p text:style-name="P6">“Indeed it is. It’s all mine after all.”</text:p>
      <text:p text:style-name="P6"/>
      <text:p text:style-name="P6">FHAERTA: </text:p>
      <text:p text:style-name="P6">“All yours?!”</text:p>
      <text:p text:style-name="P6"/>
      <text:p text:style-name="P6">OR’ATH:</text:p>
      <text:p text:style-name="P6">“You’re in my kingdom, dear. I thought you knew.”</text:p>
      <text:p text:style-name="P6"/>
      <text:p text:style-name="P6">FHAERTA: </text:p>
      <text:p text:style-name="P6">“I… I had no idea. I just kinda knew you were something like a king, but, not that you ruled…all of this.”</text:p>
      <text:p text:style-name="P6"/>
      <text:p text:style-name="P6">OR’ATH:</text:p>
      <text:p text:style-name="P6">“It’s certainly a blessing to be this ignorant. Cute, even.”</text:p>
      <text:p text:style-name="P6"/>
      <text:p text:style-name="P6">FHAERTA: </text:p>
      <text:p text:style-name="P6">(Ignorant and cute…? Was this a compliment?)</text:p>
      <text:p text:style-name="P6"/>
      <text:p text:style-name="P6">OR’ATH: </text:p>
      <text:p text:style-name="P6">“...Hold on tight.”</text:p>
      <text:p text:style-name="P6"/>
      <text:p text:style-name="P6">FHAERTA: </text:p>
      <text:p text:style-name="P6">“What-EEK??!!!!!”</text:p>
      <text:p text:style-name="P6"/>
      <text:p text:style-name="P6">The devil grabbed me by the waist and lifted me up abruptly, spreading his wings open.</text:p>
      <text:p text:style-name="P6"/>
      <text:p text:style-name="P6">FHAERTA: </text:p>
      <text:p text:style-name="P6">“Y-YOU CAN FLY?!”</text:p>
      <text:p text:style-name="P6"/>
      <text:p text:style-name="P6">OR’ATH:</text:p>
      <text:p text:style-name="P6">“You thought these wings were solely for decoration? And quit yelling. Show some respect.”</text:p>
      <text:p text:style-name="P6"/>
      <text:p text:style-name="P6">FHAERTA: </text:p>
      <text:p text:style-name="P6"><text:soft-page-break/>“Sorry.”</text:p>
      <text:p text:style-name="P6"/>
      <text:p text:style-name="P6">OR’ATH:</text:p>
      <text:p text:style-name="P6">“I’ll show you my kingdom from up close. Enjoy the view.”</text:p>
      <text:p text:style-name="P6"/>
      <text:p text:style-name="P6">We flew across the cities and through the highest towers. Then, to the mountains of magma and lava falls. </text:p>
      <text:p text:style-name="P6"/>
      <text:p text:style-name="P6">I kept holding on super tightly to him the entire time. </text:p>
      <text:p text:style-name="P6"/>
      <text:p text:style-name="P6">Sometimes, a few fiends would get on his way, but he would blow them up instantly with a giant fireball. </text:p>
      <text:p text:style-name="P6"/>
      <text:p text:style-name="P6">FHAERTA: </text:p>
      <text:p text:style-name="P6">(So scary…and powerful.)</text:p>
      <text:p text:style-name="P6"/>
      <text:p text:style-name="P6">…</text:p>
      <text:p text:style-name="P6"/>
      <text:p text:style-name="P6">OR’ATH:</text:p>
      <text:p text:style-name="P6">“And we’re back.”</text:p>
      <text:p text:style-name="P6"/>
      <text:p text:style-name="P6">He landed us on that same balcony. </text:p>
      <text:p text:style-name="P6"/>
      <text:p text:style-name="P6">FHAERTA: </text:p>
      <text:p text:style-name="P6">“That…was amazing. And a little scary. I thought I was gonna fall in the lava.”</text:p>
      <text:p text:style-name="P6"/>
      <text:p text:style-name="P6">OR’ATH:</text:p>
      <text:p text:style-name="P6">“That would have never happened.”</text:p>
      <text:p text:style-name="P6"/>
      <text:p text:style-name="P6">FHAERTA: </text:p>
      <text:p text:style-name="P17"><text:span text:style-name="T12">“Um, </text:span><text:span text:style-name="T14">thank you</text:span><text:span text:style-name="T12">, your Majesty. I had fun.”</text:span></text:p>
      <text:p text:style-name="P6"/>
      <text:p text:style-name="P6">OR’ATH;</text:p>
      <text:p text:style-name="P6">“Heh. It’s dangerous for you to speak my language.”</text:p>
      <text:p text:style-name="P6"/>
      <text:p text:style-name="P6">FHAERTA:</text:p>
      <text:p text:style-name="P6">“Why? I thought it was right for me to learn it, since I’m basically living here.”</text:p>
      <text:p text:style-name="P6"/>
      <text:p text:style-name="P6">OR’ATH:</text:p>
      <text:p text:style-name="P6">“Indeed, you’re not wrong.”</text:p>
      <text:p text:style-name="P6"/>
      <text:p text:style-name="P6">OR’ATH:</text:p>
      <text:p text:style-name="P6">“But it makes me want to ravish and devour you from the inside. I shouldn’t do that to my puppy.”</text:p>
      <text:p text:style-name="P6"><text:soft-page-break/></text:p>
      <text:p text:style-name="P6">FHAERTA: </text:p>
      <text:p text:style-name="P6">“...I…I’ve already been corrupted for way too long.”</text:p>
      <text:p text:style-name="P6"/>
      <text:p text:style-name="P6">FHAERTA: </text:p>
      <text:p text:style-name="P6">“I… Maybe I…wouldn’t mind being devoured by you in the end. To be honest, I don’t know why you’ve allowed me to live for so long.”</text:p>
      <text:p text:style-name="P6"/>
      <text:p text:style-name="P6">OR’ATH:</text:p>
      <text:p text:style-name="P6">“I wonder about that too. Something in me couldn’t bring myself to kill you. You just looked so hopeless, like an abandoned and traumatised pooch.”</text:p>
      <text:p text:style-name="P6"/>
      <text:p text:style-name="P6">OR’ATH:</text:p>
      <text:p text:style-name="P6">“I was curious to see what you would look like if you experienced happiness.”</text:p>
      <text:p text:style-name="P6"/>
      <text:p text:style-name="P6">FHAERTA: </text:p>
      <text:p text:style-name="P6">“If I experienced happiness…”</text:p>
      <text:p text:style-name="P6"/>
      <text:p text:style-name="P6">FHAERTA: </text:p>
      <text:p text:style-name="P6">(That’s right. Ever since I was brought here, I was able to see sides of myself unknown to me. Feelings like pride, joy, satisfaction, comfort…)</text:p>
      <text:p text:style-name="P6"/>
      <text:p text:style-name="P6">FHAERTA: </text:p>
      <text:p text:style-name="P6">(And he was the one responsible for this. A devil. Of every living being in this world.)</text:p>
      <text:p text:style-name="P6"/>
      <text:p text:style-name="P6">FHAERTA: </text:p>
      <text:p text:style-name="P6">(I don’t care whatever his evil motives or intentions are. I will die happily by his hands.)</text:p>
      <text:p text:style-name="P6"/>
      <text:p text:style-name="P6">I placed my hand on his chest and looked at his captivating radiant eyes.</text:p>
      <text:p text:style-name="P6"/>
      <text:p text:style-name="P6">FHAERTA: </text:p>
      <text:p text:style-name="P6">“I want you. And this time, I ask you to take my life when you’ve become bored of playing with me. Till then, please, cherish this puppy of yours.”</text:p>
      <text:p text:style-name="P6"/>
      <text:p text:style-name="P6">He licked his pointy teeth.</text:p>
      <text:p text:style-name="P6"/>
      <text:p text:style-name="P6">OR’ATH:</text:p>
      <text:p text:style-name="P6">“With pleasure.”</text:p>
      <text:p text:style-name="P6"/>
      <text:p text:style-name="P6">…</text:p>
      <text:p text:style-name="P6"/>
      <text:p text:style-name="P9"/>
      <text:p text:style-name="P9">[BG: The Crimson Room]</text:p>
      <text:p text:style-name="P6"><text:soft-page-break/></text:p>
      <text:p text:style-name="P6"/>
      <text:p text:style-name="P6">For the first time in all my life, I was feeling pleasure in intercourse. </text:p>
      <text:p text:style-name="P6"/>
      <text:p text:style-name="P6">Every place his skin touched on mine was gentle, careful and burning hot. </text:p>
      <text:p text:style-name="P6"/>
      <text:p text:style-name="P6">Nothing violent or rash. </text:p>
      <text:p text:style-name="P6"/>
      <text:p text:style-name="P6">I was feeling…cared for.</text:p>
      <text:p text:style-name="P6"/>
      <text:p text:style-name="P6">FHAERTA: </text:p>
      <text:p text:style-name="P6">“*giggle* that tickles!”</text:p>
      <text:p text:style-name="P6"/>
      <text:p text:style-name="P6">OR’ATH:</text:p>
      <text:p text:style-name="P6">“Do you like it?” </text:p>
      <text:p text:style-name="P6"/>
      <text:p text:style-name="P6">He whispers in my ear, licking my lobe.</text:p>
      <text:p text:style-name="P6"/>
      <text:p text:style-name="P6">FHAERTA: </text:p>
      <text:p text:style-name="P6">“Mm… It feels good…”</text:p>
      <text:p text:style-name="P6"/>
      <text:p text:style-name="P6">He pushes his knees forward, grabbing my thigh and pulling it to the side.</text:p>
      <text:p text:style-name="P6"/>
      <text:p text:style-name="P6">FHAERTA: </text:p>
      <text:p text:style-name="P6">“...Be gentle…please.”</text:p>
      <text:p text:style-name="P6"/>
      <text:p text:style-name="P6">OR’ATH:</text:p>
      <text:p text:style-name="P6">“You forget my nature.”</text:p>
      <text:p text:style-name="P6"/>
      <text:p text:style-name="P6">FHAERTA:</text:p>
      <text:p text:style-name="P6">“If this is part of your nature, it’s my first time being treated with such thoughtfulness…Nn, wait-”</text:p>
      <text:p text:style-name="P6"/>
      <text:p text:style-name="P6">OR’ATH:</text:p>
      <text:p text:style-name="P6">“It’s truly a shame you don’t know what pure kindness is.”</text:p>
      <text:p text:style-name="P6"/>
      <text:p text:style-name="P6">FHAERTA:</text:p>
      <text:p text:style-name="P6">“...It’s alright. The one you’ve shown me till now is enough. Ha… It’s what I deserve in this lifetime.”</text:p>
      <text:p text:style-name="P6"/>
      <text:p text:style-name="P6">FHAERTA:</text:p>
      <text:p text:style-name="P6">“Who knows. Maybe in my next reincarnation I can have a kinder and warmer life.”</text:p>
      <text:p text:style-name="P6"/>
      <text:p text:style-name="P6"><text:soft-page-break/>FHAERTA:</text:p>
      <text:p text:style-name="P6">“It’s just a little sad that we will probably not meet.”</text:p>
      <text:p text:style-name="P6"/>
      <text:p text:style-name="P6">OR’ATH:</text:p>
      <text:p text:style-name="P6">“Surely, if you were to know kindness and healthy love, we wouldn’t meet. And if we did, you would despise me. You’re supposed to hate and fear me.”</text:p>
      <text:p text:style-name="P6"/>
      <text:p text:style-name="P6">OR’ATH:</text:p>
      <text:p text:style-name="P6">“But fate has its intricate ways. And you are a very weird, unfortunate woman.”</text:p>
      <text:p text:style-name="P6"/>
      <text:p text:style-name="P6">OR’ATH:</text:p>
      <text:p text:style-name="P6">“...Well, that’s enough chit-chat for now. Let’s not kill this mood.”</text:p>
      <text:p text:style-name="P6"/>
      <text:p text:style-name="P6">The next second I was pierced with a sudden burst of pleasure burning me deep inside. </text:p>
      <text:p text:style-name="P6"/>
      <text:p text:style-name="P6">FHAERTA: </text:p>
      <text:p text:style-name="P6">“Your… Majesty-!! Ah!”</text:p>
      <text:p text:style-name="P6"/>
      <text:p text:style-name="P6">Scalding hot, ferocious, vicious.</text:p>
      <text:p text:style-name="P6"/>
      <text:p text:style-name="P6">I clung on to his back, letting my mouth run loose. He held me tightly, with his head buried in my neck.</text:p>
      <text:p text:style-name="P6"/>
      <text:p text:style-name="P11">[insert cg]</text:p>
      <text:p text:style-name="P6"/>
      <text:p text:style-name="P6">OR’ATH:</text:p>
      <text:p text:style-name="P6">“Say…Say my name-”</text:p>
      <text:p text:style-name="P6"/>
      <text:p text:style-name="P6">He groaned in my ear.</text:p>
      <text:p text:style-name="P6"/>
      <text:p text:style-name="P6">FHAERTA: </text:p>
      <text:p text:style-name="P6">“Mn! O…Or’ath-!!”</text:p>
      <text:p text:style-name="P6"/>
      <text:p text:style-name="P6">OR’ATH:</text:p>
      <text:p text:style-name="P17"><text:span text:style-name="T12">“It’s…</text:span><text:span text:style-name="T14">Or’ath.</text:span><text:span text:style-name="T12"> Say it correctly.”</text:span></text:p>
      <text:p text:style-name="P6"/>
      <text:p text:style-name="P6">FHAERTA: </text:p>
      <text:p text:style-name="P6">“I-I can’t!! Ngh…!! Or’ath! Or’ath, Or’ath-”</text:p>
      <text:p text:style-name="P6"/>
      <text:p text:style-name="P6">OR’ATH:</text:p>
      <text:p text:style-name="P6">“Still wrong.”</text:p>
      <text:p text:style-name="P6"/>
      <text:p text:style-name="P6">OR’ATH:</text:p>
      <text:p text:style-name="P6"><text:soft-page-break/>“I guess it’s unfair for me to expect you to say it right at this moment. For now, show me what you can do.”</text:p>
      <text:p text:style-name="P6"/>
      <text:p text:style-name="P6">He stopped moving and sat back, adjusting our position so I was on top of him.</text:p>
      <text:p text:style-name="P6"/>
      <text:p text:style-name="P6">He leaned back leisurely, brushing his hair back.</text:p>
      <text:p text:style-name="P6"/>
      <text:p text:style-name="P6">FHAERTA: </text:p>
      <text:p text:style-name="P6">(I… He wants me to ride him?)</text:p>
      <text:p text:style-name="P6"/>
      <text:p text:style-name="P6">I laid my hands on his stomach and began moving my hips back and forth, gradually increasing speed. </text:p>
      <text:p text:style-name="P6"/>
      <text:p text:style-name="P6">OR’ATH:</text:p>
      <text:p text:style-name="P6">“What a godly sight…” </text:p>
      <text:p text:style-name="P6"/>
      <text:p text:style-name="P6">He was panting and groaning, but he wouldn’t take his eyes off me. </text:p>
      <text:p text:style-name="P6"/>
      <text:p text:style-name="P6">FHAERTA: </text:p>
      <text:p text:style-name="P6">(It's embarrassing having him stare so hard…but this feels so good…!)</text:p>
      <text:p text:style-name="P6"/>
      <text:p text:style-name="P6">FHAERTA: </text:p>
      <text:p text:style-name="P6">“Am I…doing alright, Or’ath?”</text:p>
      <text:p text:style-name="P6"/>
      <text:p text:style-name="P6">OR’ATH: </text:p>
      <text:p text:style-name="P6">“You’re great…”</text:p>
      <text:p text:style-name="P6"/>
      <text:p text:style-name="P6">Then, he grabbed my butt cheeks sinking his claws on my skin, and lifted me up a little-</text:p>
      <text:p text:style-name="P6"/>
      <text:p text:style-name="P6">FHAERTA: “Eek!? Or’ath?!”</text:p>
      <text:p text:style-name="P6"/>
      <text:p text:style-name="P6">-and plunged me down into his crotch.</text:p>
      <text:p text:style-name="P6"/>
      <text:p text:style-name="P6">FHAERTA: </text:p>
      <text:p text:style-name="P6">“Ngh-!!!”</text:p>
      <text:p text:style-name="P6"/>
      <text:p text:style-name="P6">An electrifying jolt went through my whole body. Before I could think, he pulled up my hips again and kept thrusting me against him nonstop.</text:p>
      <text:p text:style-name="P6"/>
      <text:p text:style-name="P6">FHAERTA: </text:p>
      <text:p text:style-name="P6">“O-Or’ath-! Or- Wait…! Ah, ah!!! Or’ath!!! I, I- Too..deep!!”</text:p>
      <text:p text:style-name="P6"/>
      <text:p text:style-name="P6">OR’ATH:</text:p>
      <text:p text:style-name="P6"><text:soft-page-break/>“*huff* Are you feeling good…?”</text:p>
      <text:p text:style-name="P6"/>
      <text:p text:style-name="P6">FHAERTA: </text:p>
      <text:p text:style-name="P6">“Y-yes…!!!”</text:p>
      <text:p text:style-name="P6"/>
      <text:p text:style-name="P6">OR’ATH:</text:p>
      <text:p text:style-name="P6">“Want me to stop?”</text:p>
      <text:p text:style-name="P6"/>
      <text:p text:style-name="P6">FHAERTA:</text:p>
      <text:p text:style-name="P6"><text:s/>“Ngh…That’s…! Mn, no…”</text:p>
      <text:p text:style-name="P6"/>
      <text:p text:style-name="P9">[Fade to black]</text:p>
      <text:p text:style-name="P6"/>
      <text:p text:style-name="P6">… </text:p>
      <text:p text:style-name="P6"/>
      <text:p text:style-name="P6">FHAERTA: </text:p>
      <text:p text:style-name="P6">“Why did you stop me that time I tried to go down on you?”</text:p>
      <text:p text:style-name="P6"/>
      <text:p text:style-name="P6">I snuggle in the sheets, sneaking closer to him. </text:p>
      <text:p text:style-name="P6"/>
      <text:p text:style-name="P6">We had just cleaned ourselves from the sweat and now we were cuddling in his bed. My body was sore and there were red marks everywhere where he had touched me.</text:p>
      <text:p text:style-name="P6"/>
      <text:p text:style-name="P6">OR’ATH:</text:p>
      <text:p text:style-name="P6">“Because I was disgusted.”</text:p>
      <text:p text:style-name="P6"/>
      <text:p text:style-name="P6">FHAERTA: </text:p>
      <text:p text:style-name="P6">“Disgusted!?”</text:p>
      <text:p text:style-name="P6"/>
      <text:p text:style-name="P6">OR’ATH:</text:p>
      <text:p text:style-name="P6">“You were doing that because it was what you were conditioned to do.”</text:p>
      <text:p text:style-name="P6"/>
      <text:p text:style-name="P6">OR’ATH:</text:p>
      <text:p text:style-name="P6">“I get pleasure from watching my victim tremble in fear, anger, reluctance, even yearning. There was nothing in that face of yours.”</text:p>
      <text:p text:style-name="P6"/>
      <text:p text:style-name="P6">FHAERTA: </text:p>
      <text:p text:style-name="P6">“Oh… I see. Did I have that look on my face when we were doing it?”</text:p>
      <text:p text:style-name="P6"/>
      <text:p text:style-name="P6">OR’ATH:</text:p>
      <text:p text:style-name="P6">“No. On the contrary, the face you were making was the best you could ever imagine.”</text:p>
      <text:p text:style-name="P6"/>
      <text:p text:style-name="P6">He cups my cheeks in his hand and shows me a soft smile.</text:p>
      <text:p text:style-name="P6"><text:soft-page-break/></text:p>
      <text:p text:style-name="P6">OR’ATH:</text:p>
      <text:p text:style-name="P6">“You were smiling.” </text:p>
      <text:p text:style-name="P6"/>
      <text:p text:style-name="P6">OR’ATH:</text:p>
      <text:p text:style-name="P6">“And so cute when trying to say my name.”</text:p>
      <text:p text:style-name="P6"/>
      <text:p text:style-name="P6">FHAERTA: </text:p>
      <text:p text:style-name="P6">“You’re mean.”</text:p>
      <text:p text:style-name="P6"/>
      <text:p text:style-name="P6">OR’ATH:</text:p>
      <text:p text:style-name="P6">“Just realised?”</text:p>
      <text:p text:style-name="P6"/>
      <text:p text:style-name="P9">[fade to black]</text:p>
      <text:p text:style-name="P9"/>
      <text:p text:style-name="P6">… </text:p>
      <text:p text:style-name="P21"/>
      <text:h text:style-name="P5" text:outline-level="2">EXTRA in case the past choices have been 1.A 2.B</text:h>
      <text:p text:style-name="P18"/>
      <text:p text:style-name="P6">FHAERTA: </text:p>
      <text:p text:style-name="P6">“*huff*...Ah, ah…! *pant* I can’t-”</text:p>
      <text:p text:style-name="P6"/>
      <text:p text:style-name="P6">OR’ATH:</text:p>
      <text:p text:style-name="P6">“Beg for it.”</text:p>
      <text:p text:style-name="P6"/>
      <text:p text:style-name="P6">FHAERTA: </text:p>
      <text:p text:style-name="P6">“O-Or’ath, please!”</text:p>
      <text:p text:style-name="P6"/>
      <text:p text:style-name="P6">OR’ATH:</text:p>
      <text:p text:style-name="P6">“Too bad. You pronounced it wrong again.”</text:p>
      <text:p text:style-name="P6"/>
      <text:p text:style-name="P6">FHAERTA: </text:p>
      <text:p text:style-name="P6">“I, I can’t- focus! This is too…much!!”</text:p>
      <text:p text:style-name="P6"/>
      <text:p text:style-name="P6">I was hanging in the air, being held by black rubbery tentacles and touched everywhere by mage hands. </text:p>
      <text:p text:style-name="P6"/>
      <text:p text:style-name="P6">The hands wouldn’t let me rest and kept tickling and exploring all my orifices. My body was covered in black goo from the tentacles that were wrapped against my limbs and spreading me apart.</text:p>
      <text:p text:style-name="P6"/>
      <text:p text:style-name="P6">This was his punishment after I wasn’t able to complete the book quota he set for me. I had to read 20 books in the span of three months and write a summary for each. I did 19.</text:p>
      <text:p text:style-name="P6"/>
      <text:p text:style-name="P6">FHAERTA: </text:p>
      <text:p text:style-name="P6">“...I’m- sorry!”</text:p>
      <text:p text:style-name="P6"/>
      <text:p text:style-name="P6">FHAERTA:</text:p>
      <text:p text:style-name="P6">“Or’ath, I beg you!!”</text:p>
      <text:p text:style-name="P6"/>
      <text:p text:style-name="P6">FHAERTA: </text:p>
      <text:p text:style-name="P6">“Ah, I… I don’t want this- I want to be touched only by you!”</text:p>
      <text:p text:style-name="P6"/>
      <text:p text:style-name="P6">FHAERTA: </text:p>
      <text:p text:style-name="P6">“Please…!”</text:p>
      <text:p text:style-name="P6"/>
      <text:p text:style-name="P6">I pleaded to him with teary eyes.</text:p>
      <text:p text:style-name="P6"/>
      <text:p text:style-name="P6">OR’ATH:</text:p>
      <text:p text:style-name="P6"><text:soft-page-break/>“I guess it can’t be helped if you put it like this. Very well.”</text:p>
      <text:p text:style-name="P6"/>
      <text:p text:style-name="P6">He swirled his hands, making everything disappear. Just as I was about to hit the floor, he caught me mid air.</text:p>
      <text:p text:style-name="P6"/>
      <text:p text:style-name="P6">OR’ATH:</text:p>
      <text:p text:style-name="P6">“There, there. You can stop crying now.” </text:p>
      <text:p text:style-name="P6"/>
      <text:p text:style-name="P6">He holds me closer and rubs the tears from my cheeks.</text:p>
      <text:p text:style-name="P6"/>
      <text:p text:style-name="P6">OR’ATH:</text:p>
      <text:p text:style-name="P6">“It seems I’m not that rigorous of an owner.”</text:p>
      <text:p text:style-name="P6"/>
      <text:p text:style-name="P6">FHAERTA: </text:p>
      <text:p text:style-name="P17"><text:span text:style-name="T12">“...</text:span><text:span text:style-name="T14">Or’ath</text:span><text:span text:style-name="T12">.”</text:span></text:p>
      <text:p text:style-name="P6"/>
      <text:p text:style-name="P6">OR’ATH:</text:p>
      <text:p text:style-name="P6">“Oh. That was correct. Maybe my methods do work after all.”</text:p>
      <text:p text:style-name="P6"/>
      <text:p text:style-name="P6">He kisses my forehead and then my mouth. </text:p>
      <text:p text:style-name="P6"/>
      <text:p text:style-name="P6">OR’ATH:</text:p>
      <text:p text:style-name="P6">“Let’s put you to rest a little, my love.”</text:p>
      <text:p text:style-name="P6"/>
      <text:p text:style-name="P6">FHAERTA: </text:p>
      <text:p text:style-name="P6">“I’m not tired? It was just, overstimulating. But…I’m fine.”</text:p>
      <text:p text:style-name="P6"/>
      <text:p text:style-name="P6">OR’ATH:</text:p>
      <text:p text:style-name="P6">“...You don’t seem to understand what this implies to me.”</text:p>
      <text:p text:style-name="P6"/>
      <text:p text:style-name="P6">FHAERTA:</text:p>
      <text:p text:style-name="P6">“I, I know what I said. I told you I wanted to be touched by you only.”</text:p>
      <text:p text:style-name="P6"/>
      <text:p text:style-name="P6">I clung on higher, putting my hands on his shoulder and bringing my face to his ear.</text:p>
      <text:p text:style-name="P6"/>
      <text:p text:style-name="P6">I whisper.</text:p>
      <text:p text:style-name="P6"/>
      <text:p text:style-name="P6">FHAERTA:</text:p>
      <text:p text:style-name="P17"><text:span text:style-name="T12">Please, </text:span><text:span text:style-name="T14">Or’ath</text:span><text:span text:style-name="T12">. I want to be punished by </text:span><text:span text:style-name="T14">you</text:span><text:span text:style-name="T12">.</text:span></text:p>
      <text:p text:style-name="P6"/>
      <text:p text:style-name="P6">OR’ATH: </text:p>
      <text:p text:style-name="P19"><text:span text:style-name="T13">You’re a very naughty pooch.</text:span></text:p>
      <text:h text:style-name="P4" text:outline-level="1">CHAPTER 4 – TIME SKIP</text:h>
      <text:p text:style-name="P9">[BG: Or’ath’s bedroom]</text:p>
      <text:p text:style-name="P9"/>
      <text:p text:style-name="P9"/>
      <text:p text:style-name="P6">I take a brush from the drawer and begin brushing my hair.</text:p>
      <text:p text:style-name="P6"/>
      <text:p text:style-name="P6">FHAERTA: </text:p>
      <text:p text:style-name="P6">“My hair has grown a lot…”</text:p>
      <text:p text:style-name="P6"/>
      <text:p text:style-name="P6">I stare at myself reflected in the mirror of the dressing table. I had just woken up and still had a sleeping gown on.</text:p>
      <text:p text:style-name="P6"/>
      <text:p text:style-name="P6">FHAERTA:</text:p>
      <text:p text:style-name="P6">(Years have passed ever since I came here. Or’ath and I got married. I became queen, learned to speak Infernal and have been living every day comfortably.)</text:p>
      <text:p text:style-name="P6"/>
      <text:p text:style-name="P6">FHAERTA:</text:p>
      <text:p text:style-name="P6">(Or’ath is still the same: ruthless, strict, cunning, terrifying…but…also a loving, thoughtful and caring partner. Things which you would never think a devil could be.)</text:p>
      <text:p text:style-name="P6"/>
      <text:p text:style-name="P6">A hand touches my shoulder.</text:p>
      <text:p text:style-name="P6"/>
      <text:p text:style-name="P6">OR’ATH:</text:p>
      <text:p text:style-name="P6">“Allow me to do it, my love.”</text:p>
      <text:p text:style-name="P6"/>
      <text:p text:style-name="P6">FHAERTA: </text:p>
      <text:p text:style-name="P17"><text:span text:style-name="T12">“</text:span><text:span text:style-name="T14">Or’ath</text:span><text:span text:style-name="T12">, you woke up.”</text:span></text:p>
      <text:p text:style-name="P6"/>
      <text:p text:style-name="P6">We give each other a kiss and I hand him my brush.</text:p>
      <text:p text:style-name="P6"/>
      <text:p text:style-name="P6">FHAERTA: </text:p>
      <text:p text:style-name="P6">(Or’ath is always so gentle with my hair…)</text:p>
      <text:p text:style-name="P6"/>
      <text:p text:style-name="P6">OR’ATH:</text:p>
      <text:p text:style-name="P6">“Want me to braid it?”</text:p>
      <text:p text:style-name="P6"/>
      <text:p text:style-name="P6">FHAERTA: </text:p>
      <text:p text:style-name="P6">“Yes, please.”</text:p>
      <text:p text:style-name="P6"/>
      <text:p text:style-name="P6">He took a section of my hair, divided it into three strands and began braiding it, adding more hair as he went. Then, he tied the ends with a ribbon. </text:p>
      <text:p text:style-name="P6"><text:soft-page-break/></text:p>
      <text:p text:style-name="P6">OR’ATH:</text:p>
      <text:p text:style-name="P6">“Let me decorate with these flower pins...”</text:p>
      <text:p text:style-name="P6"/>
      <text:p text:style-name="P11">[insert cg of her sat in front of the mirror and him placing a flower pin]</text:p>
      <text:p text:style-name="P6"/>
      <text:p text:style-name="P6">FHAERTA: </text:p>
      <text:p text:style-name="P6">“It’s looking beautiful.”</text:p>
      <text:p text:style-name="P6"/>
      <text:p text:style-name="P6">OR’ATH:</text:p>
      <text:p text:style-name="P6">“It’s because you are beautiful, my love. And I’m sure our child thinks the same.”</text:p>
      <text:p text:style-name="P6"/>
      <text:p text:style-name="P6">He gives me a soft smile, placing his hand on my round belly. </text:p>
      <text:p text:style-name="P6"/>
      <text:p text:style-name="P6">I look at him, caressing his cheek.</text:p>
      <text:p text:style-name="P6"/>
      <text:p text:style-name="P6">FHAERTA: </text:p>
      <text:p text:style-name="P17"><text:span text:style-name="T12">“I love you, </text:span><text:span text:style-name="T14">Or’ath</text:span><text:span text:style-name="T12">.”</text:span></text:p>
      <text:p text:style-name="P6"/>
      <text:p text:style-name="P6">OR’ATH:</text:p>
      <text:p text:style-name="P6">“And I love you, Fhaerta.”</text:p>
      <text:p text:style-name="P6"/>
      <text:p text:style-name="P6">FHAERTA: </text:p>
      <text:p text:style-name="P6">“Ouch! It kicked me.”</text:p>
      <text:p text:style-name="P6"/>
      <text:p text:style-name="P6">OR’ATH</text:p>
      <text:p text:style-name="P6">“...I dislike the fact that I can’t punish my own offspring for hurting you.”</text:p>
      <text:p text:style-name="P6"/>
      <text:p text:style-name="P6">FHAERTA: </text:p>
      <text:p text:style-name="P6">“*giggle* You can’t say that, dear!”</text:p>
      <text:p text:style-name="P6"/>
      <text:p text:style-name="P6">OR’ATH:</text:p>
      <text:p text:style-name="P6">“I will make sure it learns not to anger his father soon after being born.”</text:p>
      <text:p text:style-name="P6"/>
      <text:p text:style-name="P6">FHAERTA: </text:p>
      <text:p text:style-name="P6">“Remember it will be only a baby. It won’t understand you.”</text:p>
      <text:p text:style-name="P6"/>
      <text:p text:style-name="P6">OR’ATH:</text:p>
      <text:p text:style-name="P6">“Then I’ll think of a way so it can.”</text:p>
      <text:p text:style-name="P6"/>
      <text:p text:style-name="P6">FHAERTA: </text:p>
      <text:p text:style-name="P6">“*chuckle* Well, it must be due soon. I can feel it’s a very big child. I wonder who they’ll take after.”</text:p>
      <text:p text:style-name="P6"><text:soft-page-break/></text:p>
      <text:p text:style-name="P6">OR’ATH:</text:p>
      <text:p text:style-name="P6">“I hope it’s me so it will learn faster how to treat its mother right. If it takes after you I will have a harder time since you’re a very slow learner.”</text:p>
      <text:p text:style-name="P6"/>
      <text:p text:style-name="P6">FHAERTA: </text:p>
      <text:p text:style-name="P6">“You’re still going on about- hey, I’m not a slow learner!”</text:p>
      <text:p text:style-name="P6"/>
      <text:p text:style-name="P6">OR’ATH:</text:p>
      <text:p text:style-name="P6">“Sure, sure. Let’s go eat.”</text:p>
      <text:p text:style-name="P6"/>
      <text:p text:style-name="P6">He wraps his hand around me and lifts me up. </text:p>
      <text:p text:style-name="P6"/>
      <text:p text:style-name="P6">FHAERTA:</text:p>
      <text:p text:style-name="P6">“Wait! I still haven’t changed!”</text:p>
      <text:p text:style-name="P6"/>
      <text:p text:style-name="P6">OR’ATH:</text:p>
      <text:p text:style-name="P6">“It’s fine. I will take it off soon anyway. I plan to bathe you after our meal.”</text:p>
      <text:p text:style-name="P6"/>
      <text:p text:style-name="P6">FHAERTA: </text:p>
      <text:p text:style-name="P6">“Oh. Thank you.”</text:p>
      <text:p text:style-name="P6"/>
      <text:p text:style-name="P6">…</text:p>
      <text:p text:style-name="P6"/>
      <text:p text:style-name="P6">After our meal and bath, Or’ath brought us to the bedroom. </text:p>
      <text:p text:style-name="P6"/>
      <text:p text:style-name="P6">We laid by each other’s side to cuddle.</text:p>
      <text:p text:style-name="P6"/>
      <text:p text:style-name="P6">OR’ATH:</text:p>
      <text:p text:style-name="P6">“Did it kick you any more?”</text:p>
      <text:p text:style-name="P6"/>
      <text:p text:style-name="P6">FHAERTA: </text:p>
      <text:p text:style-name="P6">“Not at all.”</text:p>
      <text:p text:style-name="P6"/>
      <text:p text:style-name="P6">OR’ATH:</text:p>
      <text:p text:style-name="P6">“Great. I should reward it with a gentle pat then.”</text:p>
      <text:p text:style-name="P6"/>
      <text:p text:style-name="P6">Or’ath reached under my dress and caressed my belly.</text:p>
      <text:p text:style-name="P6"/>
      <text:p text:style-name="P6">I looked at him, who had a soft smile on his face, and kissed his cheek.</text:p>
      <text:p text:style-name="P6"/>
      <text:p text:style-name="P6">FHAERTA: </text:p>
      <text:p text:style-name="P17"><text:span text:style-name="T12">“...If it’s a boy, its name will be </text:span><text:span text:style-name="T14">Or’ath</text:span><text:span text:style-name="T12">.”</text:span></text:p>
      <text:p text:style-name="P6"><text:soft-page-break/></text:p>
      <text:p text:style-name="P6">OR’ATH:</text:p>
      <text:p text:style-name="P6">“A perfect choice. No other name could be a better fit.”</text:p>
      <text:p text:style-name="P6"/>
      <text:p text:style-name="P6">OR’ATH:</text:p>
      <text:p text:style-name="P17"><text:span text:style-name="T12">“Well then, it shall be </text:span><text:span text:style-name="T14">Fhaerta</text:span><text:span text:style-name="T12">, in case it’s a girl.”</text:span></text:p>
      <text:p text:style-name="P6"/>
      <text:p text:style-name="P6">We stare at each other’s eyes for a while before giving in to a long kiss.</text:p>
      <text:p text:style-name="P6"/>
      <text:p text:style-name="P6">FHAERTA:</text:p>
      <text:p text:style-name="P6">“I wish we could stay every day like this.”</text:p>
      <text:p text:style-name="P6"/>
      <text:p text:style-name="P6">OR’ATH:</text:p>
      <text:p text:style-name="P6">“Surprisingly, I would not be against it.”</text:p>
      <text:p text:style-name="P6"/>
      <text:p text:style-name="P6">FHAERTA: </text:p>
      <text:p text:style-name="P6">“...Thank you. For showing me happiness.”</text:p>
      <text:p text:style-name="P6"/>
      <text:p text:style-name="P6">…</text:p>
      <text:p text:style-name="P6"/>
      <text:p text:style-name="P6"/>
      <text:p text:style-name="P8">The day of birth.</text:p>
      <text:p text:style-name="P6"/>
      <text:p text:style-name="P6">OR’ATH:</text:p>
      <text:p text:style-name="P6">“FHAERTA!!! FHAERTA, MY LOVE!!! CAN YOU HEAR ME?!?!”</text:p>
      <text:p text:style-name="P6"/>
      <text:p text:style-name="P6">OR’ATH:</text:p>
      <text:p text:style-name="P6">“SAY SOMETHING!!!”</text:p>
      <text:p text:style-name="P6"/>
      <text:p text:style-name="P6">The whining and crying of a baby.</text:p>
      <text:p text:style-name="P6"/>
      <text:p text:style-name="P6">DEMON SECRETARY:</text:p>
      <text:p text:style-name="P6">“M-My king, the queen is-”</text:p>
      <text:p text:style-name="P6"/>
      <text:p text:style-name="P6">OR’ATH:</text:p>
      <text:p text:style-name="P6">“I KNOW! I KNOW! I KNEW THIS COULD HAPPEN AND YET I-”</text:p>
      <text:p text:style-name="P6"/>
      <text:p text:style-name="P6">OR’ATH:</text:p>
      <text:p text:style-name="P6">“...If only I had been more cautious. I was so…on cloud nine, I...”</text:p>
      <text:p text:style-name="P6"/>
      <text:p text:style-name="P6">OR’ATH:</text:p>
      <text:p text:style-name="P6">“It completely escaped me the fact that devil offspring could absorb their birth giver's souls.”</text:p>
      <text:p text:style-name="P6"/>
      <text:p text:style-name="P6">OR’ATH:</text:p>
      <text:p text:style-name="P6">“I could have created a replica of her soul…”</text:p>
      <text:p text:style-name="P6"/>
      <text:p text:style-name="P6">OR’ATH:</text:p>
      <text:p text:style-name="P6">“Oh! Fhaerta, my dearest! To think a devil like me could still feel grief-!”</text:p>
      <text:p text:style-name="P6"/>
      <text:p text:style-name="P6">OR’ATH:</text:p>
      <text:p text:style-name="P6">“I let myself love you too much…”</text:p>
      <text:p text:style-name="P6"/>
      <text:p text:style-name="P6">DEMON SECRETARY:</text:p>
      <text:p text:style-name="P6">“...My king. Forgive my rudeness but, what do we do with the baby?”</text:p>
      <text:p text:style-name="P6"/>
      <text:p text:style-name="P6">OR’ATH:</text:p>
      <text:p text:style-name="P6">“Baby?”</text:p>
      <text:p text:style-name="P6"/>
      <text:p text:style-name="P6">OR’ATH:</text:p>
      <text:p text:style-name="P6">“...”</text:p>
      <text:p text:style-name="P6"/>
      <text:p text:style-name="P6">OR’ATH:</text:p>
      <text:p text:style-name="P6">“Kill it.”</text:p>
      <text:p text:style-name="P6"/>
      <text:p text:style-name="P6"><text:soft-page-break/>DEMON SECRETARY:</text:p>
      <text:p text:style-name="P6">“My king-”</text:p>
      <text:p text:style-name="P6"/>
      <text:p text:style-name="P6">OR’ATH:</text:p>
      <text:p text:style-name="P6">“No… I would come to regret that.”</text:p>
      <text:p text:style-name="P6"/>
      <text:p text:style-name="P6">OR’ATH:</text:p>
      <text:p text:style-name="P6">“This creature… It killed her, but it’s proof of our love and her happiness.”</text:p>
      <text:p text:style-name="P6"/>
      <text:p text:style-name="P6">OR’ATH:</text:p>
      <text:p text:style-name="P6">“However, I can’t face it. It looks too much like her and this…pains my heart.”</text:p>
      <text:p text:style-name="P6"/>
      <text:p text:style-name="P6">DEMON SECRETARY:</text:p>
      <text:p text:style-name="P6">“Then, what should we do, my king?”</text:p>
      <text:p text:style-name="P6"/>
      <text:p text:style-name="P6">OR’ATH:</text:p>
      <text:p text:style-name="P6">“...Raise it among you servants. Teach it the ways of our hell. But, don’t let it come close to me, for whatever reason unless deemed necessary.”</text:p>
      <text:p text:style-name="P6"/>
      <text:p text:style-name="P6">OR’ATH:</text:p>
      <text:p text:style-name="P6">“I will appoint you as its guardian until it reaches maturity. Can I entrust you with this duty?”</text:p>
      <text:p text:style-name="P6"/>
      <text:p text:style-name="P6">DEMON SECRETARY</text:p>
      <text:p text:style-name="P6">“It shall be done, my king.”</text:p>
      <text:p text:style-name="P6"/>
      <text:p text:style-name="P6">OR’ATH:</text:p>
      <text:p text:style-name="P6">“Now, leave me alongside my love for a while.”</text:p>
      <text:p text:style-name="P6"/>
      <text:p text:style-name="P6">DEMON SECRETARY:</text:p>
      <text:p text:style-name="P6">“Understood.”</text:p>
      <text:p text:style-name="P6"/>
      <text:p text:style-name="P6">OR’ATH:</text:p>
      <text:p text:style-name="P6">“Fhaerta… The best of wives. My biggest love. My biggest weakness.”</text:p>
      <text:p text:style-name="P6"/>
      <text:p text:style-name="P6">OR’ATH:</text:p>
      <text:p text:style-name="P6">“How come I, the most intelligent, powerful sorcerer, failed to foresee this event? …It should have been impossible.”</text:p>
      <text:p text:style-name="P6"/>
      <text:p text:style-name="P6">OR’ATH:</text:p>
      <text:p text:style-name="P6">“I wonder if this had your touch, oh, mighty ruler of Tartarum. For I, a devil general, must not have any weaknesses.”</text:p>
      <text:p text:style-name="P6"/>
      <text:p text:style-name="P6"/>
      <text:p text:style-name="P6"><text:soft-page-break/></text:p>
      <text:p text:style-name="P6"><text:span text:style-name="T1">[en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Light" svg:font-family="'Cascadia Mono Light'" style:font-family-generic="modern" style:font-pitch="fixed"/>
    <style:font-face style:name="Comic Sans MS" svg:font-family="'Comic Sans MS'" style:font-family-generic="script" style:font-pitch="variable"/>
    <style:font-face style:name="Consolas" svg:font-family="Consolas" style:font-family-generic="modern" style:font-pitch="fixed"/>
    <style:font-face style:name="Courier New" svg:font-family="'Courier New'"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egoe UI" svg:font-family="'Segoe UI', 'Segoe UI Web (West European)', 'Segoe UI', apple-system, BlinkMacSystemFont, Roboto, 'Helvetica Neue', sans-serif"/>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游明朝"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游明朝"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cm" fo:margin-right="1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8T21:42:17.260000000</meta:creation-date>
    <meta:editing-duration>PT26M32S</meta:editing-duration>
    <meta:editing-cycles>7</meta:editing-cycles>
    <meta:generator>LibreOffice/24.2.4.2$Windows_X86_64 LibreOffice_project/51a6219feb6075d9a4c46691dcfe0cd9c4fff3c2</meta:generator>
    <dc:title>WRITING</dc:title>
    <dc:date>2024-10-28T22:23:37.381000000</dc:date>
    <meta:document-statistic meta:table-count="0" meta:image-count="0" meta:object-count="0" meta:page-count="63" meta:paragraph-count="1377" meta:word-count="9966" meta:character-count="54569" meta:non-whitespace-character-count="45578"/>
    <meta:template xlink:type="simple" xlink:actuate="onRequest" xlink:title="WRITING" xlink:href="../../../Users/hiram/AppData/Roaming/LibreOffice/4/user/template/WRITING.ott" meta:date="2024-10-28T21:42:16.797000000"/>
  </office:meta>
</office:document-meta>
</file>